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IBM Plex Mono" svg:font-family="'IBM Plex Mono', monospace"/>
    <style:font-face style:name="JetBrains Mono" svg:font-family="'JetBrains Mono'"/>
    <style:font-face style:name="Lohit Devanagari1" svg:font-family="'Lohit Devanagari'"/>
    <style:font-face style:name="Menlo" svg:font-family="Menlo, Monaco, Consolas, 'Courier New', monospace"/>
    <style:font-face style:name="Roboto Mono" svg:font-family="'Roboto Mono'"/>
    <style:font-face style:name="Roboto Mono1" svg:font-family="'Roboto Mono', consolas, monaco, monospace"/>
    <style:font-face style:name="Ubuntu Mono variable" svg:font-family="'Ubuntu Mono variable', 'Ubuntu Mono', Consolas, Monaco, Courier, monospace"/>
    <style:font-face style:name="Ubuntu variable" svg:font-family="'Ubuntu variable', Ubuntu, apple-system, 'Segoe UI', Roboto, Oxygen, Cantarell, 'Fira Sans', 'Droid Sans', 'Helvetica Neue', sans-serif"/>
    <style:font-face style:name="apple-system" svg:font-family="apple-system, BlinkMacSystemFont, 'Segoe UI Adjusted', 'Segoe UI', 'Liberation Sans', sans-serif"/>
    <style:font-face style:name="inherit" svg:font-family="inherit"/>
    <style:font-face style:name="source-code-pro" svg:font-family="source-code-pro, Menlo, Monaco, 'Courier New', Courier, monospace"/>
    <style:font-face style:name="ui-monospace" svg:font-family="ui-monospace, 'Cascadia Mono', 'Segoe UI Mono', 'Liberation Mono', Menlo, Monaco, Consolas, monospace"/>
    <style:font-face style:name="ui-monospace1" svg:font-family="ui-monospace, SFMono-Regular, 'SF Mono', Menlo, Consolas, 'Liberation Mono', monospace"/>
    <style:font-face style:name="var ff-mono" svg:font-family="'var ff-mono'"/>
    <style:font-face style:name="var fontStack-monospace" svg:font-family="'var fontStack-monospace', 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e6ad8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24c7c9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5f0f60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7924ab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aa9a97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paragraph-rsid="001e6ad8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paragraph-rsid="0051d12e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268f28" officeooo:paragraph-rsid="0024c7c9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2a3ef0" officeooo:paragraph-rsid="0024c7c9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3bc633" officeooo:paragraph-rsid="0024c7c9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25021" officeooo:paragraph-rsid="001e6ad8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04ada2" officeooo:paragraph-rsid="0042ac3a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2ac3a" officeooo:paragraph-rsid="0042ac3a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2ac3a" officeooo:paragraph-rsid="00536a7b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5d28c" officeooo:paragraph-rsid="001e6ad8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79a72" officeooo:paragraph-rsid="001e6ad8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feeea" officeooo:paragraph-rsid="0042ac3a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feeea" officeooo:paragraph-rsid="00536a7b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1e1dfd" officeooo:paragraph-rsid="0051d12e"/>
    </style:style>
    <style:style style:name="P21" style:family="paragraph" style:parent-style-name="Standard">
      <loext:graphic-properties draw:fill="none"/>
      <style:paragraph-properties fo:margin-left="0in" fo:margin-right="0in" fo:orphans="2" fo:widows="2" fo:text-indent="0in" style:auto-text-indent="false" fo:background-color="transparent"/>
      <style:text-properties fo:font-variant="normal" fo:text-transform="none" fo:color="#242424" style:font-name="source-code-pro" fo:font-size="10.5pt" fo:letter-spacing="normal" fo:font-style="normal" fo:font-weight="normal" officeooo:rsid="001e1dfd" officeooo:paragraph-rsid="0051d12e"/>
    </style:style>
    <style:style style:name="P2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24c7c9" officeooo:paragraph-rsid="0024c7c9"/>
    </style:style>
    <style:style style:name="P2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f8971" officeooo:paragraph-rsid="001e6ad8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cf716" officeooo:paragraph-rsid="001e6ad8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5ece02" officeooo:paragraph-rsid="001e6ad8" fo:background-color="#fffffe"/>
    </style:style>
    <style:style style:name="P2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86b97f" officeooo:paragraph-rsid="0086b97f"/>
    </style:style>
    <style:style style:name="P2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86b97f" officeooo:paragraph-rsid="009e3db9"/>
    </style:style>
    <style:style style:name="P2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86b97f" officeooo:paragraph-rsid="009db6fe"/>
    </style:style>
    <style:style style:name="P2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86b97f" officeooo:paragraph-rsid="00a00aa8"/>
    </style:style>
    <style:style style:name="P3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87fb09" officeooo:paragraph-rsid="0087fb09"/>
    </style:style>
    <style:style style:name="P3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9db6fe" officeooo:paragraph-rsid="009e3db9"/>
    </style:style>
    <style:style style:name="P3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aaa9d9" officeooo:paragraph-rsid="00aaa9d9"/>
    </style:style>
    <style:style style:name="P3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afd132" officeooo:paragraph-rsid="00afd132"/>
    </style:style>
    <style:style style:name="P3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086f9" officeooo:paragraph-rsid="003442c7"/>
    </style:style>
    <style:style style:name="P3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53021" officeooo:paragraph-rsid="00353021"/>
    </style:style>
    <style:style style:name="P3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80dc9" officeooo:paragraph-rsid="00380dc9"/>
    </style:style>
    <style:style style:name="P37" style:family="paragraph" style:parent-style-name="Standard">
      <style:paragraph-properties fo:margin-left="0in" fo:margin-right="0in" fo:orphans="2" fo:widows="2" fo:text-indent="0in" style:auto-text-indent="false"/>
      <style:text-properties style:text-line-through-style="none" style:text-line-through-type="none" officeooo:paragraph-rsid="003442c7"/>
    </style:style>
    <style:style style:name="P38" style:family="paragraph" style:parent-style-name="Standard">
      <style:paragraph-properties fo:margin-left="0in" fo:margin-right="0in" fo:orphans="2" fo:widows="2" fo:text-indent="0in" style:auto-text-indent="false"/>
      <style:text-properties officeooo:rsid="00268f28" officeooo:paragraph-rsid="0024c7c9"/>
    </style:style>
    <style:style style:name="P39" style:family="paragraph" style:parent-style-name="Standard">
      <style:paragraph-properties fo:margin-left="0in" fo:margin-right="0in" fo:orphans="2" fo:widows="2" fo:text-indent="0in" style:auto-text-indent="false"/>
      <style:text-properties officeooo:rsid="0004ada2" officeooo:paragraph-rsid="005f0f60"/>
    </style:style>
    <style:style style:name="P40" style:family="paragraph" style:parent-style-name="Standard">
      <style:paragraph-properties fo:margin-left="0in" fo:margin-right="0in" fo:orphans="2" fo:widows="2" fo:text-indent="0in" style:auto-text-indent="false"/>
      <style:text-properties officeooo:rsid="00639b93" officeooo:paragraph-rsid="001e6ad8"/>
    </style:style>
    <style:style style:name="P41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4feeea" officeooo:paragraph-rsid="005546f9"/>
    </style:style>
    <style:style style:name="P42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paragraph-rsid="0051d12e"/>
    </style:style>
    <style:style style:name="P43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86b97f" officeooo:paragraph-rsid="009db6fe"/>
    </style:style>
    <style:style style:name="P44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afd132" officeooo:paragraph-rsid="00afd132"/>
    </style:style>
    <style:style style:name="P45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afd132" officeooo:paragraph-rsid="00b1583c"/>
    </style:style>
    <style:style style:name="P46" style:family="paragraph" style:parent-style-name="Preformatted_20_Text">
      <style:paragraph-properties fo:margin-left="0in" fo:margin-right="0in" fo:orphans="2" fo:widows="2" fo:text-indent="0in" style:auto-text-indent="false"/>
      <style:text-properties officeooo:paragraph-rsid="005f0f60"/>
    </style:style>
    <style:style style:name="P47" style:family="paragraph" style:parent-style-name="Preformatted_20_Text">
      <style:paragraph-properties fo:margin-left="0in" fo:margin-right="0in" fo:orphans="2" fo:widows="2" fo:text-indent="0in" style:auto-text-indent="false"/>
      <style:text-properties officeooo:paragraph-rsid="00a24b62"/>
    </style:style>
    <style:style style:name="P48" style:family="paragraph" style:parent-style-name="Preformatted_20_Text">
      <style:paragraph-properties fo:margin-left="0in" fo:margin-right="0in" fo:orphans="2" fo:widows="2" fo:text-indent="0in" style:auto-text-indent="false"/>
      <style:text-properties officeooo:rsid="0004ada2" officeooo:paragraph-rsid="005f0f60"/>
    </style:style>
    <style:style style:name="P49" style:family="paragraph" style:parent-style-name="Standard" style:master-page-name="">
      <style:paragraph-properties fo:margin-left="0in" fo:margin-right="0in" fo:orphans="2" fo:widows="2" fo:text-indent="0in" style:auto-text-indent="false" style:page-number="auto"/>
      <style:text-properties fo:font-variant="normal" fo:text-transform="none" fo:color="#242424" style:font-name="source-code-pro" fo:font-size="10.5pt" fo:letter-spacing="normal" fo:font-style="normal" fo:font-weight="normal" officeooo:rsid="00aaa9d9" officeooo:paragraph-rsid="00aaa9d9"/>
    </style:style>
    <style:style style:name="P50" style:family="paragraph" style:parent-style-name="Standard">
      <loext:graphic-properties draw:fill="none"/>
      <style:paragraph-properties fo:margin-left="0in" fo:margin-right="-0.3752in" fo:orphans="2" fo:widows="2" fo:text-indent="0in" style:auto-text-indent="false" fo:background-color="transparent"/>
      <style:text-properties fo:font-variant="normal" fo:text-transform="none" fo:color="#242424" style:font-name="source-code-pro" fo:font-size="10.5pt" fo:letter-spacing="normal" fo:font-style="normal" fo:font-weight="normal" officeooo:rsid="001e1dfd"/>
    </style:style>
    <style:style style:name="P51" style:family="paragraph" style:parent-style-name="Standard">
      <loext:graphic-properties draw:fill="none"/>
      <style:paragraph-properties fo:margin-left="0in" fo:margin-right="-0.3752in" fo:orphans="2" fo:widows="2" fo:text-indent="0in" style:auto-text-indent="false" fo:background-color="transparent"/>
      <style:text-properties officeooo:paragraph-rsid="00778c62"/>
    </style:style>
    <style:style style:name="P52" style:family="paragraph" style:parent-style-name="Preformatted_20_Text">
      <style:text-properties officeooo:paragraph-rsid="0051d12e"/>
    </style:style>
    <style:style style:name="P53" style:family="paragraph" style:parent-style-name="Preformatted_20_Text">
      <style:paragraph-properties fo:break-before="page"/>
      <style:text-properties officeooo:rsid="0004ada2" officeooo:paragraph-rsid="005f0f60"/>
    </style:style>
    <style:style style:name="P54" style:family="paragraph" style:parent-style-name="Standard">
      <style:text-properties officeooo:rsid="001e31d8" officeooo:paragraph-rsid="005f0f60"/>
    </style:style>
    <style:style style:name="P55" style:family="paragraph" style:parent-style-name="Standard">
      <style:text-properties officeooo:rsid="001fbce4" officeooo:paragraph-rsid="005f0f60"/>
    </style:style>
    <style:style style:name="P56" style:family="paragraph" style:parent-style-name="Standard">
      <style:text-properties officeooo:paragraph-rsid="005f0f60"/>
    </style:style>
    <style:style style:name="P57" style:family="paragraph" style:parent-style-name="Standard">
      <style:text-properties officeooo:rsid="006b9621" officeooo:paragraph-rsid="006b9621"/>
    </style:style>
    <style:style style:name="P58" style:family="paragraph" style:parent-style-name="Standard">
      <style:text-properties officeooo:rsid="006e701d" officeooo:paragraph-rsid="006e701d"/>
    </style:style>
    <style:style style:name="P59" style:family="paragraph" style:parent-style-name="Standard">
      <style:text-properties officeooo:rsid="0070522f" officeooo:paragraph-rsid="0070522f"/>
    </style:style>
    <style:style style:name="P60" style:family="paragraph" style:parent-style-name="Text_20_body">
      <style:text-properties officeooo:paragraph-rsid="008e84b1"/>
    </style:style>
    <style:style style:name="P61" style:family="paragraph" style:parent-style-name="Text_20_body">
      <style:paragraph-properties fo:margin-top="0in" fo:margin-bottom="0in" loext:contextual-spacing="false"/>
      <style:text-properties loext:padding="0.0193in" loext:border="0.06pt solid #e5e7eb"/>
    </style:style>
    <style:style style:name="P62" style:family="paragraph" style:parent-style-name="Preformatted_20_Text">
      <style:paragraph-properties fo:margin-left="0in" fo:margin-right="0in" fo:orphans="2" fo:widows="2" fo:text-indent="0in" style:auto-text-indent="false"/>
      <style:text-properties officeooo:paragraph-rsid="00a00aa8"/>
    </style:style>
    <style:style style:name="P63" style:family="paragraph" style:parent-style-name="Preformatted_20_Text">
      <style:paragraph-properties fo:margin-left="0in" fo:margin-right="0in" fo:orphans="2" fo:widows="2" fo:text-indent="0in" style:auto-text-indent="false"/>
      <style:text-properties officeooo:paragraph-rsid="00c12130"/>
    </style:style>
    <style:style style:name="P6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86b97f" officeooo:paragraph-rsid="00a00aa8"/>
    </style:style>
    <style:style style:name="P6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font-name="source-code-pro" fo:font-size="10.5pt" fo:letter-spacing="normal" fo:font-style="normal" fo:font-weight="normal" officeooo:rsid="0086b97f" officeooo:paragraph-rsid="009db6fe"/>
    </style:style>
    <style:style style:name="P6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53021" officeooo:paragraph-rsid="003442c7"/>
    </style:style>
    <style:style style:name="P6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53021" officeooo:paragraph-rsid="00353021"/>
    </style:style>
    <style:style style:name="P6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086f9" officeooo:paragraph-rsid="003442c7"/>
    </style:style>
    <style:style style:name="P6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80dc9" officeooo:paragraph-rsid="00380dc9"/>
    </style:style>
    <style:style style:name="P70" style:family="paragraph" style:parent-style-name="Standard">
      <style:paragraph-properties fo:margin-left="0in" fo:margin-right="0in" fo:orphans="2" fo:widows="2" fo:text-indent="0in" style:auto-text-indent="false"/>
      <style:text-properties officeooo:rsid="00639b93" officeooo:paragraph-rsid="001e6ad8"/>
    </style:style>
    <style:style style:name="P7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353021"/>
    </style:style>
    <style:style style:name="P7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ad2f7c"/>
    </style:style>
    <style:style style:name="P73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aaa9d9"/>
    </style:style>
    <style:style style:name="P74" style:family="paragraph" style:parent-style-name="Standard">
      <style:paragraph-properties fo:margin-left="0in" fo:margin-right="0in" fo:orphans="2" fo:widows="2" fo:text-indent="0in" style:auto-text-indent="false"/>
      <style:text-properties style:text-line-through-style="none" style:text-line-through-type="none" officeooo:rsid="00353021" officeooo:paragraph-rsid="00353021"/>
    </style:style>
    <style:style style:name="P75" style:family="paragraph" style:parent-style-name="Text_20_body">
      <style:text-properties officeooo:paragraph-rsid="00b3a823"/>
    </style:style>
    <style:style style:name="P76" style:family="paragraph" style:parent-style-name="Text_20_body">
      <style:text-properties officeooo:paragraph-rsid="00c3d962"/>
    </style:style>
    <style:style style:name="T1" style:family="text">
      <style:text-properties fo:font-variant="normal" fo:text-transform="none" fo:color="#242424" style:font-name="source-code-pro" fo:font-size="10.5pt" fo:letter-spacing="normal" fo:font-style="normal" fo:font-weight="normal"/>
    </style:style>
    <style:style style:name="T2" style:family="text">
      <style:text-properties fo:font-variant="normal" fo:text-transform="none" fo:color="#242424" style:font-name="source-code-pro" fo:font-size="10.5pt" fo:letter-spacing="normal" fo:font-style="normal" fo:font-weight="normal" officeooo:rsid="001e1dfd"/>
    </style:style>
    <style:style style:name="T3" style:family="text">
      <style:text-properties fo:font-variant="normal" fo:text-transform="none" fo:color="#242424" style:font-name="source-code-pro" fo:font-size="10.5pt" fo:letter-spacing="normal" fo:font-style="normal" fo:font-weight="normal" officeooo:rsid="001e6ad8"/>
    </style:style>
    <style:style style:name="T4" style:family="text">
      <style:text-properties fo:font-variant="normal" fo:text-transform="none" fo:color="#242424" style:font-name="source-code-pro" fo:font-size="10.5pt" fo:letter-spacing="normal" fo:font-style="normal" fo:font-weight="normal" officeooo:rsid="002a3ef0"/>
    </style:style>
    <style:style style:name="T5" style:family="text">
      <style:text-properties fo:font-variant="normal" fo:text-transform="none" fo:color="#242424" style:font-name="source-code-pro" fo:font-size="10.5pt" fo:letter-spacing="normal" fo:font-style="normal" fo:font-weight="normal" officeooo:rsid="003086f9"/>
    </style:style>
    <style:style style:name="T6" style:family="text">
      <style:text-properties fo:font-variant="normal" fo:text-transform="none" fo:color="#242424" style:font-name="source-code-pro" fo:font-size="10.5pt" fo:letter-spacing="normal" fo:font-style="normal" fo:font-weight="normal" officeooo:rsid="003276a3"/>
    </style:style>
    <style:style style:name="T7" style:family="text">
      <style:text-properties fo:font-variant="normal" fo:text-transform="none" fo:color="#242424" style:font-name="source-code-pro" fo:font-size="10.5pt" fo:letter-spacing="normal" fo:font-style="normal" fo:font-weight="normal" officeooo:rsid="003362f6"/>
    </style:style>
    <style:style style:name="T8" style:family="text">
      <style:text-properties fo:font-variant="normal" fo:text-transform="none" fo:color="#242424" style:font-name="source-code-pro" fo:font-size="10.5pt" fo:letter-spacing="normal" fo:font-style="normal" fo:font-weight="normal" officeooo:rsid="003442c7"/>
    </style:style>
    <style:style style:name="T9" style:family="text">
      <style:text-properties fo:font-variant="normal" fo:text-transform="none" fo:color="#242424" style:font-name="source-code-pro" fo:font-size="10.5pt" fo:letter-spacing="normal" fo:font-style="normal" fo:font-weight="normal" officeooo:rsid="0034c1c9"/>
    </style:style>
    <style:style style:name="T10" style:family="text">
      <style:text-properties fo:font-variant="normal" fo:text-transform="none" fo:color="#242424" style:font-name="source-code-pro" fo:font-size="10.5pt" fo:letter-spacing="normal" fo:font-style="normal" fo:font-weight="normal" officeooo:rsid="0039ebbc"/>
    </style:style>
    <style:style style:name="T11" style:family="text">
      <style:text-properties fo:font-variant="normal" fo:text-transform="none" fo:color="#242424" style:font-name="source-code-pro" fo:font-size="10.5pt" fo:letter-spacing="normal" fo:font-style="normal" fo:font-weight="normal" officeooo:rsid="003bc633"/>
    </style:style>
    <style:style style:name="T12" style:family="text">
      <style:text-properties fo:font-variant="normal" fo:text-transform="none" fo:color="#242424" style:font-name="source-code-pro" fo:font-size="10.5pt" fo:letter-spacing="normal" fo:font-style="normal" fo:font-weight="normal" officeooo:rsid="003cb9c8"/>
    </style:style>
    <style:style style:name="T13" style:family="text">
      <style:text-properties fo:font-variant="normal" fo:text-transform="none" fo:color="#242424" style:font-name="source-code-pro" fo:font-size="10.5pt" fo:letter-spacing="normal" fo:font-style="normal" fo:font-weight="normal" officeooo:rsid="00425021"/>
    </style:style>
    <style:style style:name="T14" style:family="text">
      <style:text-properties fo:font-variant="normal" fo:text-transform="none" fo:color="#242424" style:font-name="source-code-pro" fo:font-size="10.5pt" fo:letter-spacing="normal" fo:font-style="normal" fo:font-weight="normal" officeooo:rsid="004289d8"/>
    </style:style>
    <style:style style:name="T15" style:family="text">
      <style:text-properties fo:font-variant="normal" fo:text-transform="none" fo:color="#242424" style:font-name="source-code-pro" fo:font-size="10.5pt" fo:letter-spacing="normal" fo:font-style="normal" fo:font-weight="normal" officeooo:rsid="001e1dfd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6" style:family="text">
      <style:text-properties fo:font-variant="normal" fo:text-transform="none" fo:color="#242424" style:font-name="source-code-pro" fo:font-size="10.5pt" fo:letter-spacing="normal" fo:font-style="normal" fo:font-weight="normal" officeooo:rsid="0043f1fe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7" style:family="text">
      <style:text-properties fo:font-variant="normal" fo:text-transform="none" fo:color="#242424" style:font-name="source-code-pro" fo:font-size="10.5pt" fo:letter-spacing="normal" fo:font-style="normal" fo:font-weight="normal" officeooo:rsid="005546f9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8" style:family="text">
      <style:text-properties fo:font-variant="normal" fo:text-transform="none" fo:color="#242424" style:font-name="source-code-pro" fo:font-size="10.5pt" fo:letter-spacing="normal" fo:font-style="normal" fo:font-weight="normal" officeooo:rsid="00674dd7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19" style:family="text">
      <style:text-properties fo:font-variant="normal" fo:text-transform="none" fo:color="#242424" style:font-name="source-code-pro" fo:font-size="10.5pt" fo:letter-spacing="normal" fo:font-style="normal" fo:font-weight="normal" officeooo:rsid="0042ac3a" fo:background-color="transparent" loext:char-shading-value="0" style:font-size-asian="10.5pt" style:font-size-complex="10.5pt" loext:padding="0in" loext:border="none"/>
    </style:style>
    <style:style style:name="T20" style:family="text">
      <style:text-properties fo:font-variant="normal" fo:text-transform="none" fo:color="#242424" style:font-name="source-code-pro" fo:font-size="10.5pt" fo:letter-spacing="normal" fo:font-style="normal" fo:font-weight="normal" officeooo:rsid="004feeea" fo:background-color="transparent" loext:char-shading-value="0" style:font-size-asian="10.5pt" style:font-size-complex="10.5pt" loext:padding="0in" loext:border="none"/>
    </style:style>
    <style:style style:name="T21" style:family="text">
      <style:text-properties fo:font-variant="normal" fo:text-transform="none" fo:color="#242424" style:font-name="source-code-pro" fo:font-size="10.5pt" fo:letter-spacing="normal" fo:font-style="normal" fo:font-weight="normal" officeooo:rsid="0045d28c"/>
    </style:style>
    <style:style style:name="T22" style:family="text">
      <style:text-properties fo:font-variant="normal" fo:text-transform="none" fo:color="#242424" style:font-name="source-code-pro" fo:font-size="10.5pt" fo:letter-spacing="normal" fo:font-style="normal" fo:font-weight="normal" officeooo:rsid="00479a72"/>
    </style:style>
    <style:style style:name="T23" style:family="text">
      <style:text-properties fo:font-variant="normal" fo:text-transform="none" fo:color="#242424" style:font-name="source-code-pro" fo:font-size="10.5pt" fo:letter-spacing="normal" fo:font-style="normal" fo:font-weight="normal" officeooo:rsid="00481b59"/>
    </style:style>
    <style:style style:name="T24" style:family="text">
      <style:text-properties fo:font-variant="normal" fo:text-transform="none" fo:color="#242424" style:font-name="source-code-pro" fo:font-size="10.5pt" fo:letter-spacing="normal" fo:font-style="normal" fo:font-weight="normal" officeooo:rsid="004b6925"/>
    </style:style>
    <style:style style:name="T25" style:family="text">
      <style:text-properties fo:font-variant="normal" fo:text-transform="none" fo:color="#242424" style:font-name="source-code-pro" fo:font-size="10.5pt" fo:letter-spacing="normal" fo:font-style="normal" fo:font-weight="normal" officeooo:rsid="004cf716"/>
    </style:style>
    <style:style style:name="T26" style:family="text">
      <style:text-properties fo:font-variant="normal" fo:text-transform="none" fo:color="#242424" style:font-name="source-code-pro" fo:font-size="10.5pt" fo:letter-spacing="normal" fo:font-style="normal" fo:font-weight="normal" officeooo:rsid="005ece02"/>
    </style:style>
    <style:style style:name="T27" style:family="text">
      <style:text-properties fo:font-variant="normal" fo:text-transform="none" fo:color="#242424" style:font-name="source-code-pro" fo:font-size="10.5pt" fo:letter-spacing="normal" fo:font-style="normal" fo:font-weight="normal" officeooo:rsid="005ece02" fo:background-color="#fffffe" loext:char-shading-value="0"/>
    </style:style>
    <style:style style:name="T28" style:family="text">
      <style:text-properties fo:font-variant="normal" fo:text-transform="none" fo:color="#242424" style:font-name="source-code-pro" fo:font-size="10.5pt" fo:letter-spacing="normal" fo:font-style="normal" fo:font-weight="normal" officeooo:rsid="00639b93"/>
    </style:style>
    <style:style style:name="T29" style:family="text">
      <style:text-properties fo:font-variant="normal" fo:text-transform="none" fo:color="#242424" style:font-name="source-code-pro" fo:font-size="10.5pt" fo:letter-spacing="normal" fo:font-style="normal" fo:font-weight="normal" officeooo:rsid="0024c7c9"/>
    </style:style>
    <style:style style:name="T30" style:family="text">
      <style:text-properties fo:font-variant="normal" fo:text-transform="none" fo:color="#242424" style:font-name="source-code-pro" fo:font-size="10.5pt" fo:letter-spacing="normal" fo:font-style="normal" fo:font-weight="normal" officeooo:rsid="00778c62"/>
    </style:style>
    <style:style style:name="T31" style:family="text">
      <style:text-properties fo:font-variant="normal" fo:text-transform="none" fo:color="#242424" style:font-name="source-code-pro" fo:font-size="10.5pt" fo:letter-spacing="normal" fo:font-style="normal" fo:font-weight="normal" officeooo:rsid="007924ab"/>
    </style:style>
    <style:style style:name="T32" style:family="text">
      <style:text-properties fo:font-variant="normal" fo:text-transform="none" fo:color="#242424" style:font-name="source-code-pro" fo:font-size="10.5pt" fo:letter-spacing="normal" fo:font-style="normal" fo:font-weight="normal" officeooo:rsid="00a9967b"/>
    </style:style>
    <style:style style:name="T33" style:family="text">
      <style:text-properties fo:font-variant="normal" fo:text-transform="none" fo:color="#242424" style:font-name="source-code-pro" fo:font-size="10.5pt" fo:letter-spacing="normal" fo:font-style="normal" fo:font-weight="normal" officeooo:rsid="0086b97f"/>
    </style:style>
    <style:style style:name="T34" style:family="text"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086f9"/>
    </style:style>
    <style:style style:name="T35" style:family="text">
      <style:text-properties fo:font-variant="normal" fo:text-transform="none" fo:color="#242424" style:text-line-through-style="none" style:text-line-through-type="none" style:font-name="source-code-pro" fo:font-size="10.5pt" fo:letter-spacing="normal" fo:font-style="normal" fo:font-weight="normal" officeooo:rsid="00353021"/>
    </style:style>
    <style:style style:name="T36" style:family="text">
      <style:text-properties fo:font-variant="normal" fo:text-transform="none" fo:color="#232629" style:font-name="ui-monospace" fo:font-size="9.75pt" fo:letter-spacing="normal" fo:font-style="normal" fo:font-weight="normal"/>
    </style:style>
    <style:style style:name="T37" style:family="text">
      <style:text-properties fo:font-variant="normal" fo:text-transform="none" fo:color="#232629" style:font-name="ui-monospace" fo:font-size="9.75pt" fo:letter-spacing="normal" fo:font-style="normal" fo:font-weight="normal" officeooo:rsid="003362f6"/>
    </style:style>
    <style:style style:name="T38" style:family="text">
      <style:text-properties fo:font-variant="normal" fo:text-transform="none" fo:color="#393f49" style:font-name="Roboto Mono1" fo:font-size="10.5pt" fo:letter-spacing="normal" fo:font-style="normal" fo:font-weight="normal" officeooo:rsid="0004ada2" fo:background-color="transparent" loext:char-shading-value="0" style:font-size-asian="10.5pt" style:font-size-complex="10.5pt" loext:padding="0in" loext:border="none"/>
    </style:style>
    <style:style style:name="T39" style:family="text">
      <style:text-properties fo:font-variant="normal" fo:text-transform="none" fo:color="#393f49" style:font-name="Roboto Mono1" fo:font-size="10.5pt" fo:letter-spacing="normal" fo:font-style="normal" fo:font-weight="normal" officeooo:rsid="00499a95" fo:background-color="transparent" loext:char-shading-value="0" style:font-size-asian="10.5pt" style:font-size-complex="10.5pt" loext:padding="0in" loext:border="none"/>
    </style:style>
    <style:style style:name="T40" style:family="text">
      <style:text-properties fo:font-variant="normal" fo:text-transform="none" fo:color="#393f49" style:font-name="Roboto Mono1" fo:font-size="10.5pt" fo:letter-spacing="normal" fo:font-style="normal" fo:font-weight="normal" fo:background-color="transparent" loext:char-shading-value="0" style:font-size-asian="10.5pt" style:font-size-complex="10.5pt" loext:padding="0in" loext:border="none"/>
    </style:style>
    <style:style style:name="T41" style:family="text">
      <style:text-properties fo:font-variant="normal" fo:text-transform="none" fo:color="#393f49" style:font-name="Roboto Mono1" fo:font-size="10.5pt" fo:letter-spacing="normal" fo:font-style="normal" fo:font-weight="normal" officeooo:rsid="005605cb" fo:background-color="transparent" loext:char-shading-value="0" style:font-size-asian="10.5pt" style:font-size-complex="10.5pt" loext:padding="0in" loext:border="none"/>
    </style:style>
    <style:style style:name="T42" style:family="text">
      <style:text-properties fo:font-variant="normal" fo:text-transform="none" fo:color="#393f49" style:font-name="Roboto Mono1" fo:font-size="10.5pt" fo:letter-spacing="normal" fo:font-style="normal" fo:font-weight="normal" officeooo:rsid="00a3ceac" fo:background-color="transparent" loext:char-shading-value="0" style:font-size-asian="10.5pt" style:font-size-complex="10.5pt" loext:padding="0in" loext:border="none"/>
    </style:style>
    <style:style style:name="T43" style:family="text">
      <style:text-properties fo:font-variant="normal" fo:text-transform="none" fo:color="#393f49" style:font-name="Roboto Mono1" fo:font-size="10.5pt" fo:letter-spacing="normal" fo:font-style="normal" fo:font-weight="normal" officeooo:rsid="00a00aa8" fo:background-color="transparent" loext:char-shading-value="0" style:font-size-asian="10.5pt" style:font-size-complex="10.5pt" loext:padding="0in" loext:border="none"/>
    </style:style>
    <style:style style:name="T44" style:family="text">
      <style:text-properties fo:font-variant="normal" fo:text-transform="none" fo:color="#393f49" style:font-name="Roboto Mono1" fo:font-size="10.5pt" fo:letter-spacing="normal" fo:font-style="normal" fo:font-weight="normal" officeooo:rsid="00a16b23" fo:background-color="transparent" loext:char-shading-value="0" style:font-size-asian="10.5pt" style:font-size-complex="10.5pt" loext:padding="0in" loext:border="none"/>
    </style:style>
    <style:style style:name="T45" style:family="text">
      <style:text-properties fo:font-variant="normal" fo:text-transform="none" fo:color="#393f49" style:font-name="Roboto Mono1" fo:font-size="10.5pt" fo:letter-spacing="normal" fo:font-style="normal" fo:font-weight="normal" officeooo:rsid="00a7373d" fo:background-color="transparent" loext:char-shading-value="0" style:font-size-asian="10.5pt" style:font-size-complex="10.5pt" loext:padding="0in" loext:border="none"/>
    </style:style>
    <style:style style:name="T46" style:family="text">
      <style:text-properties fo:font-variant="normal" fo:text-transform="none" fo:color="#393f49" style:font-name="Roboto Mono1" fo:font-size="10.5pt" fo:letter-spacing="normal" fo:font-style="normal" fo:font-weight="normal" officeooo:rsid="00a87eed" fo:background-color="transparent" loext:char-shading-value="0" style:font-size-asian="10.5pt" style:font-size-complex="10.5pt" loext:padding="0in" loext:border="none"/>
    </style:style>
    <style:style style:name="T47" style:family="text">
      <style:text-properties fo:font-variant="normal" fo:text-transform="none" fo:color="#393f49" style:font-name="Roboto Mono1" fo:font-size="10.5pt" fo:letter-spacing="normal" fo:font-style="normal" fo:font-weight="normal" officeooo:rsid="00a9967b" fo:background-color="transparent" loext:char-shading-value="0" style:font-size-asian="10.5pt" style:font-size-complex="10.5pt" loext:padding="0in" loext:border="none"/>
    </style:style>
    <style:style style:name="T48" style:family="text">
      <style:text-properties fo:font-variant="normal" fo:text-transform="none" fo:color="#393f49" style:font-name="Roboto Mono1" fo:font-size="10.5pt" fo:letter-spacing="normal" fo:font-style="normal" fo:font-weight="normal" officeooo:rsid="001e4426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49" style:family="text">
      <style:text-properties fo:font-variant="normal" fo:text-transform="none" fo:color="#393f49" style:font-name="Roboto Mono1" fo:font-size="10.5pt" fo:letter-spacing="normal" fo:font-style="normal" fo:font-weight="normal" officeooo:rsid="004a44ba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50" style:family="text">
      <style:text-properties fo:font-variant="normal" fo:text-transform="none" fo:color="#393f49" style:font-name="Roboto Mono1" fo:font-size="8.25pt" fo:letter-spacing="normal" fo:font-style="normal" fo:font-weight="normal" officeooo:rsid="002197d3" fo:background-color="transparent" loext:char-shading-value="0" loext:padding="0in" loext:border="none"/>
    </style:style>
    <style:style style:name="T51" style:family="text">
      <style:text-properties fo:font-variant="normal" fo:text-transform="none" fo:color="#393f49" style:font-name="Roboto Mono1" fo:font-size="8.25pt" fo:letter-spacing="normal" fo:font-style="normal" fo:font-weight="normal" fo:background-color="transparent" loext:char-shading-value="0" loext:padding="0in" loext:border="none"/>
    </style:style>
    <style:style style:name="T52" style:family="text">
      <style:text-properties fo:font-variant="normal" fo:text-transform="none" fo:color="#393f49" style:font-name="Roboto Mono1" fo:font-size="8.25pt" fo:letter-spacing="normal" fo:font-style="normal" fo:font-weight="normal" officeooo:rsid="001fdaf0" fo:background-color="transparent" loext:char-shading-value="0" loext:padding="0in" loext:border="none"/>
    </style:style>
    <style:style style:name="T53" style:family="text">
      <style:text-properties fo:font-variant="normal" fo:text-transform="none" fo:color="#393f49" style:font-name="Roboto Mono1" fo:font-size="8.25pt" fo:letter-spacing="normal" fo:font-style="normal" fo:font-weight="normal" officeooo:rsid="002197d3" fo:background-color="transparent" loext:char-shading-value="0" style:font-size-asian="10pt" style:font-style-asian="normal" style:font-weight-asian="normal" loext:padding="0in" loext:border="none"/>
    </style:style>
    <style:style style:name="T54" style:family="text">
      <style:text-properties fo:font-variant="normal" fo:text-transform="none" fo:color="#393f49" style:font-name="Roboto Mono1" fo:font-size="8.25pt" fo:letter-spacing="normal" fo:font-style="normal" fo:font-weight="normal" officeooo:rsid="0061abf9" fo:background-color="transparent" loext:char-shading-value="0" style:font-size-asian="10pt" style:font-style-asian="normal" style:font-weight-asian="normal" loext:padding="0in" loext:border="none"/>
    </style:style>
    <style:style style:name="T55" style:family="text">
      <style:text-properties fo:font-variant="normal" fo:text-transform="none" fo:color="#393f49" style:font-name="Roboto Mono1" fo:font-size="8.25pt" fo:letter-spacing="normal" fo:font-style="normal" fo:font-weight="normal" officeooo:rsid="0061abf9" fo:background-color="transparent" loext:char-shading-value="0" style:font-name-asian="Noto Sans Mono CJK SC" style:font-size-asian="10pt" style:font-style-asian="normal" style:font-weight-asian="normal" style:font-name-complex="Liberation Mono" loext:padding="0in" loext:border="none"/>
    </style:style>
    <style:style style:name="T56" style:family="text">
      <style:text-properties fo:font-variant="normal" fo:text-transform="none" fo:color="#393f49" style:font-name="Roboto Mono1" fo:font-size="8.25pt" fo:letter-spacing="normal" fo:font-style="normal" fo:font-weight="normal" officeooo:rsid="006b9621" fo:background-color="transparent" loext:char-shading-value="0" style:font-name-asian="Noto Sans Mono CJK SC" style:font-size-asian="10pt" style:font-style-asian="normal" style:font-weight-asian="normal" style:font-name-complex="Liberation Mono" loext:padding="0in" loext:border="none"/>
    </style:style>
    <style:style style:name="T57" style:family="text">
      <style:text-properties fo:font-variant="normal" fo:text-transform="none" fo:color="#393f49" style:font-name="Roboto Mono1" fo:font-size="8.25pt" fo:letter-spacing="normal" fo:font-style="normal" fo:font-weight="normal" officeooo:rsid="00708acc" fo:background-color="transparent" loext:char-shading-value="0" style:font-name-asian="Noto Sans Mono CJK SC" style:font-size-asian="10pt" style:font-style-asian="normal" style:font-weight-asian="normal" style:font-name-complex="Liberation Mono" loext:padding="0in" loext:border="none"/>
    </style:style>
    <style:style style:name="T58" style:family="text">
      <style:text-properties fo:font-variant="normal" fo:text-transform="none" fo:color="#393f49" style:font-name="Roboto Mono1" fo:font-size="8.25pt" fo:letter-spacing="normal" fo:font-style="normal" fo:font-weight="normal" officeooo:rsid="007165e2" fo:background-color="transparent" loext:char-shading-value="0" style:font-name-asian="Noto Sans Mono CJK SC" style:font-size-asian="10pt" style:font-style-asian="normal" style:font-weight-asian="normal" style:font-name-complex="Liberation Mono" loext:padding="0in" loext:border="none"/>
    </style:style>
    <style:style style:name="T59" style:family="text">
      <style:text-properties fo:font-variant="normal" fo:text-transform="none" fo:color="#393f49" fo:font-size="10.5pt" fo:letter-spacing="normal" fo:font-style="normal" fo:font-weight="normal" officeooo:rsid="00a3ceac" fo:background-color="transparent" loext:char-shading-value="0" style:font-size-asian="10.5pt" style:font-size-complex="10.5pt" loext:padding="0in" loext:border="none"/>
    </style:style>
    <style:style style:name="T60" style:family="text">
      <style:text-properties fo:font-variant="normal" fo:text-transform="none" fo:color="#393f49" style:font-name="Liberation Mono" fo:font-size="10.5pt" fo:letter-spacing="normal" fo:font-style="normal" fo:font-weight="normal" officeooo:rsid="00b3a823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61" style:family="text">
      <style:text-properties fo:font-variant="normal" fo:text-transform="none" fo:color="#0c0d0e" style:font-name="ui-monospace" fo:font-size="10.5pt" fo:letter-spacing="normal" fo:font-style="normal" fo:font-weight="normal" officeooo:rsid="00499a95" fo:background-color="transparent" loext:char-shading-value="0" style:font-size-asian="10.5pt" style:font-size-complex="10.5pt" loext:padding="0in" loext:border="none"/>
    </style:style>
    <style:style style:name="T62" style:family="text">
      <style:text-properties fo:font-variant="normal" fo:text-transform="none" fo:color="#0c0d0e" style:font-name="ui-monospace" fo:font-size="9.75pt" fo:letter-spacing="normal" fo:font-style="normal" fo:font-weight="normal" fo:background-color="transparent" loext:char-shading-value="0" loext:padding="0in" loext:border="none"/>
    </style:style>
    <style:style style:name="T63" style:family="text">
      <style:text-properties fo:font-variant="normal" fo:text-transform="none" fo:color="#3b4045" style:font-name="apple-system" fo:font-size="10.5pt" fo:letter-spacing="normal" fo:font-style="normal" fo:font-weight="normal" officeooo:rsid="004a44ba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64" style:family="text">
      <style:text-properties fo:font-variant="normal" fo:text-transform="none" fo:color="#a31515" style:font-name="source-code-pro" fo:font-size="10.5pt" fo:letter-spacing="normal" fo:font-style="normal" fo:font-weight="normal" officeooo:rsid="005ece02" fo:background-color="#fffffe" loext:char-shading-value="0"/>
    </style:style>
    <style:style style:name="T65" style:family="text">
      <style:text-properties fo:font-variant="normal" fo:text-transform="none" fo:color="#0451a5" style:font-name="source-code-pro" fo:font-size="10.5pt" fo:letter-spacing="normal" fo:font-style="normal" fo:font-weight="bold" officeooo:rsid="005ece02" fo:background-color="#fffffe" loext:char-shading-value="0"/>
    </style:style>
    <style:style style:name="T66" style:family="text">
      <style:text-properties fo:font-variant="normal" fo:text-transform="none" fo:color="#000000" style:font-name="source-code-pro" fo:font-size="10.5pt" fo:letter-spacing="normal" fo:font-style="normal" fo:font-weight="normal" officeooo:rsid="005ece02" fo:background-color="#fffffe" loext:char-shading-value="0"/>
    </style:style>
    <style:style style:name="T67" style:family="text">
      <style:text-properties fo:font-variant="normal" fo:text-transform="none" fo:color="#000000" style:font-name="Ubuntu Mono variable" fo:font-size="13.5pt" fo:letter-spacing="normal" fo:font-style="normal" fo:font-weight="normal"/>
    </style:style>
    <style:style style:name="T68" style:family="text">
      <style:text-properties fo:font-variant="normal" fo:text-transform="none" fo:color="#000000" style:font-name="Ubuntu Mono variable" fo:font-size="13.5pt" fo:letter-spacing="normal" fo:font-style="normal" fo:font-weight="normal" officeooo:rsid="008e84b1"/>
    </style:style>
    <style:style style:name="T69" style:family="text">
      <style:text-properties fo:font-variant="normal" fo:text-transform="none" fo:color="#000000" style:font-name="Ubuntu variable" fo:font-size="13.5pt" fo:letter-spacing="normal" fo:font-style="normal" fo:font-weight="normal" officeooo:rsid="008e84b1"/>
    </style:style>
    <style:style style:name="T70" style:family="text">
      <style:text-properties fo:font-variant="normal" fo:text-transform="none" fo:color="#000000" style:font-name="Consolas" fo:font-size="11.25pt" fo:letter-spacing="normal" fo:font-style="normal" fo:font-weight="normal" officeooo:rsid="00ad2f7c" fo:background-color="transparent" loext:char-shading-value="0" style:font-size-asian="10.5pt" style:font-size-complex="10.5pt" loext:padding="0in" loext:border="none"/>
    </style:style>
    <style:style style:name="T71" style:family="text">
      <style:text-properties fo:font-variant="normal" fo:text-transform="none" fo:color="#000000" style:font-name="Consolas" fo:font-size="11.25pt" fo:letter-spacing="normal" fo:font-style="normal" fo:font-weight="normal" officeooo:rsid="00b250db" fo:background-color="transparent" loext:char-shading-value="0" style:font-size-asian="10.5pt" style:font-size-complex="10.5pt" loext:padding="0in" loext:border="none"/>
    </style:style>
    <style:style style:name="T72" style:family="text">
      <style:text-properties fo:font-variant="normal" fo:text-transform="none" fo:color="#000000" style:font-name="Consolas" fo:font-size="11.25pt" fo:letter-spacing="normal" fo:font-style="normal" fo:font-weight="normal" officeooo:rsid="00b977b3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73" style:family="text">
      <style:text-properties fo:font-variant="normal" fo:text-transform="none" fo:color="#000000" style:font-name="Consolas" fo:font-size="11.25pt" fo:letter-spacing="normal" fo:font-style="normal" fo:font-weight="normal" officeooo:rsid="00c3d962" fo:background-color="transparent" loext:char-shading-value="0" style:font-name-asian="Noto Sans Mono CJK SC" style:font-size-asian="10.5pt" style:font-name-complex="Liberation Mono" style:font-size-complex="10.5pt" loext:padding="0in" loext:border="none"/>
    </style:style>
    <style:style style:name="T74" style:family="text">
      <style:text-properties fo:font-variant="normal" fo:text-transform="none" fo:color="#000000" style:font-name="Consolas" fo:font-size="11.25pt" fo:letter-spacing="normal" fo:font-style="normal" fo:font-weight="normal" officeooo:rsid="0086b97f" loext:padding="0in" loext:border="none"/>
    </style:style>
    <style:style style:name="T75" style:family="text">
      <style:text-properties fo:font-variant="normal" fo:text-transform="none" fo:color="#000000" style:font-name="Consolas" fo:font-size="11.25pt" fo:letter-spacing="normal" fo:font-style="normal" fo:font-weight="normal" officeooo:rsid="00af6996" loext:padding="0in" loext:border="none"/>
    </style:style>
    <style:style style:name="T76" style:family="text">
      <style:text-properties fo:font-variant="normal" fo:text-transform="none" fo:color="#000000" style:font-name="Consolas" fo:font-size="11.25pt" fo:letter-spacing="normal" fo:font-style="normal" fo:font-weight="normal" officeooo:rsid="00b8dfc4" loext:padding="0in" loext:border="none"/>
    </style:style>
    <style:style style:name="T77" style:family="text">
      <style:text-properties fo:font-variant="normal" fo:text-transform="none" fo:color="#000000" style:font-name="Consolas" fo:font-size="11.25pt" fo:letter-spacing="normal" fo:font-style="normal" fo:font-weight="normal" officeooo:rsid="00ad2f7c" loext:padding="0in" loext:border="none"/>
    </style:style>
    <style:style style:name="T78" style:family="text">
      <style:text-properties fo:font-variant="normal" fo:text-transform="none" fo:color="#000000" style:font-name="Consolas" fo:font-size="11.25pt" fo:letter-spacing="normal" fo:font-style="normal" fo:font-weight="normal" officeooo:rsid="00c0224a" loext:padding="0in" loext:border="none"/>
    </style:style>
    <style:style style:name="T79" style:family="text">
      <style:text-properties fo:font-variant="normal" fo:text-transform="none" fo:color="#000000" style:font-name="Consolas" fo:font-size="11.25pt" fo:letter-spacing="normal" fo:font-style="normal" fo:font-weight="normal" officeooo:rsid="00c06cbe" loext:padding="0in" loext:border="none"/>
    </style:style>
    <style:style style:name="T80" style:family="text">
      <style:text-properties fo:font-variant="normal" fo:text-transform="none" fo:color="#000000" style:font-name="Consolas" fo:font-size="11.25pt" fo:letter-spacing="normal" fo:font-style="normal" fo:font-weight="normal" officeooo:rsid="00c1f8dd" loext:padding="0in" loext:border="none"/>
    </style:style>
    <style:style style:name="T81" style:family="text">
      <style:text-properties fo:font-variant="normal" fo:text-transform="none" fo:color="#000000" style:font-name="Roboto Mono" fo:font-size="10.5pt" fo:letter-spacing="normal" fo:font-style="normal" fo:font-weight="normal" officeooo:rsid="00c0224a" loext:padding="0in" loext:border="none"/>
    </style:style>
    <style:style style:name="T82" style:family="text">
      <style:text-properties fo:font-variant="normal" fo:text-transform="none" fo:color="#000000" style:font-name="Roboto Mono" fo:font-size="10.5pt" fo:letter-spacing="normal" fo:font-style="normal" fo:font-weight="normal" officeooo:rsid="00c12130" loext:padding="0in" loext:border="none"/>
    </style:style>
    <style:style style:name="T83" style:family="text">
      <style:text-properties fo:font-variant="normal" fo:text-transform="none" fo:color="#000000" style:font-name="Roboto Mono" fo:font-size="10.5pt" fo:letter-spacing="normal" fo:font-style="normal" fo:font-weight="normal" officeooo:rsid="00c12130" style:font-name-asian="Noto Sans Mono CJK SC" style:font-size-asian="10pt" style:font-name-complex="Liberation Mono" style:font-size-complex="10pt" loext:padding="0in" loext:border="none"/>
    </style:style>
    <style:style style:name="T84" style:family="text">
      <style:text-properties fo:font-variant="normal" fo:text-transform="none" fo:color="#000000" style:font-name="Roboto Mono" fo:font-size="10.5pt" fo:letter-spacing="normal" fo:font-style="normal" fo:font-weight="normal" officeooo:rsid="00c1f8dd" style:font-name-asian="Noto Sans Mono CJK SC" style:font-size-asian="10pt" style:font-name-complex="Liberation Mono" style:font-size-complex="10pt" loext:padding="0in" loext:border="none"/>
    </style:style>
    <style:style style:name="T85" style:family="text">
      <style:text-properties fo:font-variant="normal" fo:text-transform="none" fo:color="#00627a" style:font-name="JetBrains Mono" fo:font-size="10pt" fo:letter-spacing="normal" fo:font-style="normal" fo:font-weight="normal" officeooo:rsid="002197d3" fo:background-color="transparent" loext:char-shading-value="0" style:font-size-asian="10pt" style:font-style-asian="normal" style:font-weight-asian="normal" loext:padding="0in" loext:border="none"/>
    </style:style>
    <style:style style:name="T86" style:family="text">
      <style:text-properties fo:font-variant="normal" fo:text-transform="none" fo:color="#00627a" style:font-name="JetBrains Mono" fo:font-size="10pt" fo:letter-spacing="normal" fo:font-style="normal" fo:font-weight="normal" officeooo:rsid="0060149e" fo:background-color="transparent" loext:char-shading-value="0" style:font-name-asian="Noto Sans Mono CJK SC" style:font-size-asian="10pt" style:font-style-asian="normal" style:font-weight-asian="normal" style:font-name-complex="Liberation Mono" style:font-size-complex="10pt" loext:padding="0in" loext:border="none"/>
    </style:style>
    <style:style style:name="T87" style:family="text">
      <style:text-properties fo:font-variant="normal" fo:text-transform="none" fo:color="#00627a" style:font-name="JetBrains Mono" fo:font-size="10pt" fo:letter-spacing="normal" fo:font-style="normal" fo:font-weight="normal" officeooo:rsid="00604e69" fo:background-color="transparent" loext:char-shading-value="0" style:font-name-asian="Noto Sans Mono CJK SC" style:font-size-asian="10pt" style:font-style-asian="normal" style:font-weight-asian="normal" style:font-name-complex="Liberation Mono" style:font-size-complex="10pt" loext:padding="0in" loext:border="none"/>
    </style:style>
    <style:style style:name="T88" style:family="text">
      <style:text-properties fo:font-variant="normal" fo:text-transform="none" fo:color="#871094" style:font-name="JetBrains Mono" fo:font-size="10pt" fo:letter-spacing="normal" fo:font-style="normal" fo:font-weight="normal" officeooo:rsid="0060149e" fo:background-color="transparent" loext:char-shading-value="0" style:font-name-asian="Noto Sans Mono CJK SC" style:font-size-asian="10pt" style:font-style-asian="normal" style:font-weight-asian="normal" style:font-name-complex="Liberation Mono" style:font-size-complex="10pt" loext:padding="0in" loext:border="none"/>
    </style:style>
    <style:style style:name="T89" style:family="text">
      <style:text-properties fo:font-variant="normal" fo:text-transform="none" fo:color="#333333" style:font-name="Menlo" fo:font-size="9.75pt" fo:letter-spacing="normal" fo:font-style="normal" fo:font-weight="normal" fo:background-color="transparent" loext:char-shading-value="0" loext:padding="0in" loext:border="none"/>
    </style:style>
    <style:style style:name="T90" style:family="text">
      <style:text-properties fo:font-variant="normal" fo:text-transform="none" fo:color="#333333" style:font-name="Menlo" fo:font-size="9.75pt" fo:letter-spacing="normal" fo:font-style="normal" fo:font-weight="normal" officeooo:rsid="0086b97f" fo:background-color="transparent" loext:char-shading-value="0" loext:padding="0in" loext:border="none"/>
    </style:style>
    <style:style style:name="T91" style:family="text">
      <style:text-properties fo:font-variant="normal" fo:text-transform="none" fo:color="#333333" style:font-name="Menlo" fo:font-size="9.75pt" fo:letter-spacing="normal" fo:font-style="normal" fo:font-weight="normal" officeooo:rsid="00a1ea78" fo:background-color="transparent" loext:char-shading-value="0" loext:padding="0in" loext:border="none"/>
    </style:style>
    <style:style style:name="T92" style:family="text">
      <style:text-properties fo:font-variant="normal" fo:text-transform="none" fo:color="#333333" fo:letter-spacing="normal" fo:background-color="transparent" loext:char-shading-value="0" loext:padding="0in" loext:border="none"/>
    </style:style>
    <style:style style:name="T93" style:family="text">
      <style:text-properties fo:font-variant="normal" fo:text-transform="none" fo:color="#1f2328" style:font-name="var fontStack-monospace" fo:font-size="9.75pt" fo:letter-spacing="normal" fo:font-style="normal" fo:font-weight="normal" fo:background-color="transparent" loext:char-shading-value="0" loext:padding="0in" loext:border="none"/>
    </style:style>
    <style:style style:name="T94" style:family="text">
      <style:text-properties fo:font-variant="normal" fo:text-transform="none" fo:color="#1f2328" style:font-name="var fontStack-monospace" fo:font-size="9.75pt" fo:letter-spacing="normal" fo:font-style="normal" fo:font-weight="normal" officeooo:rsid="00aaa9d9" fo:background-color="transparent" loext:char-shading-value="0" loext:padding="0in" loext:border="none"/>
    </style:style>
    <style:style style:name="T95" style:family="text">
      <style:text-properties fo:font-variant="normal" fo:text-transform="none" fo:color="#1f2328" style:font-name="var fontStack-monospace" fo:font-size="9.75pt" fo:letter-spacing="normal" fo:font-style="normal" fo:font-weight="normal" officeooo:rsid="00b51d5c" fo:background-color="transparent" loext:char-shading-value="0" loext:padding="0in" loext:border="none"/>
    </style:style>
    <style:style style:name="T96" style:family="text">
      <style:text-properties fo:font-variant="normal" fo:text-transform="none" fo:color="#1f2328" style:font-name="var fontStack-monospace" fo:font-size="9.75pt" fo:letter-spacing="normal" fo:font-style="normal" fo:font-weight="normal" officeooo:rsid="00b977b3" fo:background-color="transparent" loext:char-shading-value="0" loext:padding="0in" loext:border="none"/>
    </style:style>
    <style:style style:name="T97" style:family="text">
      <style:text-properties fo:font-variant="normal" fo:text-transform="none" fo:color="#1f2328" style:font-name="var fontStack-monospace" fo:font-size="9.75pt" fo:letter-spacing="normal" fo:font-style="normal" fo:font-weight="normal" officeooo:rsid="00ba4357" fo:background-color="transparent" loext:char-shading-value="0" loext:padding="0in" loext:border="none"/>
    </style:style>
    <style:style style:name="T98" style:family="text">
      <style:text-properties fo:font-variant="normal" fo:text-transform="none" fo:color="#1f2328" style:font-name="var fontStack-monospace" fo:font-size="9.75pt" fo:letter-spacing="normal" fo:font-style="normal" fo:font-weight="normal" officeooo:rsid="00ba4357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99" style:family="text">
      <style:text-properties fo:font-variant="normal" fo:text-transform="none" fo:color="#1f2328" style:font-name="var fontStack-monospace" fo:font-size="9.75pt" fo:letter-spacing="normal" fo:font-style="normal" fo:font-weight="normal" officeooo:rsid="00aaa9d9" fo:background-color="transparent" loext:char-shading-value="0" style:font-size-asian="10.5pt" style:font-size-complex="10.5pt" loext:padding="0in" loext:border="none"/>
    </style:style>
    <style:style style:name="T100" style:family="text">
      <style:text-properties fo:font-variant="normal" fo:text-transform="none" fo:color="#1f2328" style:font-name="var fontStack-monospace" fo:font-size="9.75pt" fo:letter-spacing="normal" fo:font-style="normal" fo:font-weight="normal" officeooo:rsid="00be05d5" fo:background-color="transparent" loext:char-shading-value="0" loext:padding="0in" loext:border="none"/>
    </style:style>
    <style:style style:name="T101" style:family="text">
      <style:text-properties fo:font-variant="normal" fo:text-transform="none" fo:color="#1f2328" style:font-name="inherit" fo:font-size="9.75pt" fo:letter-spacing="normal" fo:font-style="normal" fo:font-weight="normal" officeooo:rsid="00be05d5" fo:background-color="transparent" loext:char-shading-value="0" loext:padding="0in" loext:border="none"/>
    </style:style>
    <style:style style:name="T102" style:family="text">
      <style:text-properties fo:font-variant="normal" fo:text-transform="none" fo:color="#1f2328" style:font-name="inherit" fo:font-size="9.75pt" fo:letter-spacing="normal" fo:font-style="normal" fo:font-weight="normal" officeooo:rsid="00bf0d9a" fo:background-color="transparent" loext:char-shading-value="0" loext:padding="0in" loext:border="none"/>
    </style:style>
    <style:style style:name="T103" style:family="text">
      <style:text-properties fo:font-variant="normal" fo:text-transform="none" fo:color="#1f2328" style:font-name="inherit" fo:font-size="9.75pt" fo:letter-spacing="normal" fo:font-style="normal" fo:font-weight="normal" officeooo:rsid="00bf0d9a" fo:background-color="transparent" loext:char-shading-value="0" style:font-name-asian="Noto Sans Mono CJK SC" style:font-size-asian="10pt" style:font-name-complex="Liberation Mono" style:font-size-complex="10pt" loext:padding="0in" loext:border="none"/>
    </style:style>
    <style:style style:name="T104" style:family="text">
      <style:text-properties fo:font-variant="normal" fo:text-transform="none" fo:color="#1f2328" style:font-name="IBM Plex Mono" fo:font-size="10.5pt" fo:letter-spacing="normal" fo:font-style="normal" fo:font-weight="normal" officeooo:rsid="00be05d5" fo:background-color="transparent" loext:char-shading-value="0" loext:padding="0in" loext:border="none"/>
    </style:style>
    <style:style style:name="T105" style:family="text">
      <style:text-properties fo:font-variant="normal" fo:text-transform="none" fo:color="#1f2328" style:font-name="ui-monospace1" fo:font-size="8.25pt" fo:letter-spacing="normal" fo:font-style="normal" fo:font-weight="normal" officeooo:rsid="00c0224a" loext:padding="0in" loext:border="none"/>
    </style:style>
    <style:style style:name="T106" style:family="text">
      <style:text-properties fo:font-variant="normal" fo:text-transform="none" fo:color="#dd4a68" style:font-name="Consolas" fo:font-size="11.25pt" fo:letter-spacing="normal" fo:font-style="normal" fo:font-weight="normal" officeooo:rsid="0086b97f" loext:padding="0in" loext:border="none"/>
    </style:style>
    <style:style style:name="T107" style:family="text">
      <style:text-properties fo:font-variant="normal" fo:text-transform="none" fo:color="#990055" style:font-name="Consolas" fo:font-size="11.25pt" fo:letter-spacing="normal" fo:font-style="normal" fo:font-weight="normal" officeooo:rsid="0086b97f" loext:padding="0in" loext:border="none"/>
    </style:style>
    <style:style style:name="T108" style:family="text">
      <style:text-properties fo:color="#067d17" style:font-name="JetBrains Mono" fo:font-size="10pt" fo:font-style="normal" fo:font-weight="normal" officeooo:rsid="003362f6" style:font-size-asian="10pt" style:font-style-asian="normal" style:font-weight-asian="normal"/>
    </style:style>
    <style:style style:name="T109" style:family="text">
      <style:text-properties officeooo:rsid="003d39cf"/>
    </style:style>
    <style:style style:name="T110" style:family="text">
      <style:text-properties officeooo:rsid="003f228b"/>
    </style:style>
    <style:style style:name="T111" style:family="text">
      <style:text-properties officeooo:rsid="003f7c8f"/>
    </style:style>
    <style:style style:name="T112" style:family="text">
      <style:text-properties officeooo:rsid="004179c4"/>
    </style:style>
    <style:style style:name="T113" style:family="text">
      <style:text-properties officeooo:rsid="005546f9"/>
    </style:style>
    <style:style style:name="T114" style:family="text">
      <style:text-properties fo:color="#393f49" style:font-name="Roboto Mono1" fo:background-color="transparent" loext:char-shading-value="0" style:font-size-asian="10.5pt" style:font-size-complex="10.5pt" loext:padding="0in" loext:border="none"/>
    </style:style>
    <style:style style:name="T115" style:family="text">
      <style:text-properties fo:color="#393f49" style:font-name="Roboto Mono1" officeooo:rsid="00a3ceac" fo:background-color="transparent" loext:char-shading-value="0" style:font-size-asian="10.5pt" style:font-size-complex="10.5pt" loext:padding="0in" loext:border="none"/>
    </style:style>
    <style:style style:name="T116" style:family="text">
      <style:text-properties officeooo:rsid="005ba398"/>
    </style:style>
    <style:style style:name="T117" style:family="text">
      <style:text-properties officeooo:rsid="0067e0c6"/>
    </style:style>
    <style:style style:name="T118" style:family="text">
      <style:text-properties officeooo:rsid="006cd766"/>
    </style:style>
    <style:style style:name="T119" style:family="text">
      <style:text-properties officeooo:rsid="006d9827"/>
    </style:style>
    <style:style style:name="T120" style:family="text">
      <style:text-properties officeooo:rsid="00778c62"/>
    </style:style>
    <style:style style:name="T121" style:family="text">
      <style:text-properties officeooo:rsid="007df547"/>
    </style:style>
    <style:style style:name="T122" style:family="text">
      <style:text-properties officeooo:rsid="0087fb09"/>
    </style:style>
    <style:style style:name="T123" style:family="text">
      <style:text-properties officeooo:rsid="008884c1"/>
    </style:style>
    <style:style style:name="T124" style:family="text">
      <style:text-properties fo:color="#000000" style:font-name="Ubuntu Mono variable" fo:font-size="13.5pt"/>
    </style:style>
    <style:style style:name="T125" style:family="text">
      <style:text-properties fo:color="#000000" style:font-name="Consolas" fo:font-size="11.25pt" loext:padding="0in" loext:border="none"/>
    </style:style>
    <style:style style:name="T126" style:family="text">
      <style:text-properties fo:color="#000000" style:font-name="Consolas" fo:font-size="11.25pt" officeooo:rsid="00ad2f7c" loext:padding="0in" loext:border="none"/>
    </style:style>
    <style:style style:name="T127" style:family="text">
      <style:text-properties fo:color="#000000" style:font-name="Consolas" fo:font-size="11.25pt" officeooo:rsid="00af6996" loext:padding="0in" loext:border="none"/>
    </style:style>
    <style:style style:name="T128" style:family="text">
      <style:text-properties fo:color="#000000" style:font-name="Consolas" fo:font-size="11.25pt" officeooo:rsid="00b8dfc4" loext:padding="0in" loext:border="none"/>
    </style:style>
    <style:style style:name="T129" style:family="text">
      <style:text-properties fo:color="#000000" style:font-name="Consolas" fo:font-size="11.25pt" officeooo:rsid="00c0224a" loext:padding="0in" loext:border="none"/>
    </style:style>
    <style:style style:name="T130" style:family="text">
      <style:text-properties fo:color="#000000" style:font-name="Consolas" fo:font-size="11.25pt" officeooo:rsid="00c70c31" loext:padding="0in" loext:border="none"/>
    </style:style>
    <style:style style:name="T131" style:family="text">
      <style:text-properties officeooo:rsid="009bffcc"/>
    </style:style>
    <style:style style:name="T132" style:family="text">
      <style:text-properties officeooo:rsid="009db6fe"/>
    </style:style>
    <style:style style:name="T133" style:family="text">
      <style:text-properties officeooo:rsid="009e3db9"/>
    </style:style>
    <style:style style:name="T134" style:family="text">
      <style:text-properties officeooo:rsid="009ea4b1"/>
    </style:style>
    <style:style style:name="T135" style:family="text">
      <style:text-properties fo:color="#080808" style:font-name="JetBrains Mono1" fo:font-size="10pt" style:font-size-asian="10pt" style:font-style-asian="normal" style:font-weight-asian="normal"/>
    </style:style>
    <style:style style:name="T136" style:family="text">
      <style:text-properties fo:color="#5c2699"/>
    </style:style>
    <style:style style:name="T137" style:family="text">
      <style:text-properties loext:padding="0.0193in" loext:border="0.06pt solid #e5e7eb"/>
    </style:style>
    <style:style style:name="T138" style:family="text">
      <style:text-properties fo:color="#dd4a68" style:font-name="Consolas" fo:font-size="11.25pt" loext:padding="0in" loext:border="none"/>
    </style:style>
    <style:style style:name="T139" style:family="text">
      <style:text-properties fo:color="#990055" style:font-name="Consolas" fo:font-size="11.25pt" loext:padding="0in" loext:border="none"/>
    </style:style>
    <style:style style:name="T140" style:family="text">
      <style:text-properties officeooo:rsid="00ba4357"/>
    </style:style>
    <style:style style:name="T141" style:family="text">
      <style:text-properties officeooo:rsid="00bf0d9a"/>
    </style:style>
    <style:style style:name="T142" style:family="text">
      <style:text-properties officeooo:rsid="00c12130"/>
    </style:style>
    <style:style style:name="T143" style:family="text">
      <style:text-properties officeooo:rsid="00c1f8dd"/>
    </style:style>
    <style:style style:name="T144" style:family="text">
      <style:text-properties officeooo:rsid="00c3d962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412883600752" text:id="ct94412883600752">
          <text:deletion>
            <office:change-info>
              <dc:creator>Unknown Author</dc:creator>
              <dc:date>2024-04-10T17:42:30</dc:date>
            </office:change-info>
            <text:p text:style-name="P34"/>
            <text:p text:style-name="P71"><text:span text:style-name="T34">B</text:span><text:span text:style-name="T35">uild docker image for inventory-service</text:span></text:p>
            <text:p text:style-name="P35">1. Билдиш проекта</text:p>
            <text:p text:style-name="P35">2. Копираш Джара в Докер папката</text:p>
            <text:p text:style-name="P74"><text:span text:style-name="T1">3. рънваш docker build -t </text:span><text:span text:style-name="T5">dpm6/</text:span><text:span text:style-name="T1">inventory:1.0.0-SNAPSHOT .</text:span></text:p>
            <text:p text:style-name="P35"/>
            <text:p text:style-name="P66"/>
          </text:deletion>
        </text:changed-region>
        <text:changed-region xml:id="ct94412883516816" text:id="ct94412883516816">
          <text:insertion>
            <office:change-info>
              <dc:creator>Unknown Author</dc:creator>
              <dc:date>2024-04-10T17:42:39</dc:date>
            </office:change-info>
          </text:insertion>
        </text:changed-region>
        <text:changed-region xml:id="ct94412883614432" text:id="ct94412883614432">
          <text:insertion>
            <office:change-info>
              <dc:creator>Unknown Author</dc:creator>
              <dc:date>2024-04-10T17:42:45</dc:date>
            </office:change-info>
          </text:insertion>
        </text:changed-region>
        <text:changed-region xml:id="ct94412883614672" text:id="ct94412883614672">
          <text:deletion>
            <office:change-info>
              <dc:creator>Unknown Author</dc:creator>
              <dc:date>2024-04-10T17:43:10</dc:date>
            </office:change-info>
            <text:p text:style-name="P40"><text:span text:style-name="T1"/></text:p>
            <text:p text:style-name="P36"/>
            <text:p text:style-name="P40"><text:span text:style-name="T1">docker build -t inventory:1.0.0-SNAPSHOT .</text:span></text:p>
          </text:deletion>
        </text:changed-region>
        <text:changed-region xml:id="ct94412883620672" text:id="ct94412883620672">
          <text:insertion>
            <office:change-info>
              <dc:creator>Unknown Author</dc:creator>
              <dc:date>2024-04-10T17:43:12</dc:date>
            </office:change-info>
          </text:insertion>
        </text:changed-region>
        <text:changed-region xml:id="ct94412883622192" text:id="ct94412883622192">
          <text:insertion>
            <office:change-info>
              <dc:creator>Unknown Author</dc:creator>
              <dc:date>2024-04-10T17:44:00</dc:date>
            </office:change-info>
          </text:insertion>
        </text:changed-region>
        <text:changed-region xml:id="ct94412883623712" text:id="ct94412883623712">
          <text:insertion>
            <office:change-info>
              <dc:creator>Unknown Author</dc:creator>
              <dc:date>2024-04-10T17:43:44</dc:date>
            </office:change-info>
          </text:insertion>
        </text:changed-region>
        <text:changed-region xml:id="ct94412883467904" text:id="ct94412883467904">
          <text:insertion>
            <office:change-info>
              <dc:creator>Unknown Author</dc:creator>
              <dc:date>2024-04-07T12:52:52</dc:date>
            </office:change-info>
          </text:insertion>
        </text:changed-region>
        <text:changed-region xml:id="ct94412883524976" text:id="ct94412883524976">
          <text:insertion>
            <office:change-info>
              <dc:creator>Unknown Author</dc:creator>
              <dc:date>2024-04-07T12:53:01</dc:date>
            </office:change-info>
          </text:insertion>
        </text:changed-region>
        <text:changed-region xml:id="ct94412883653488" text:id="ct94412883653488">
          <text:insertion>
            <office:change-info>
              <dc:creator>Unknown Author</dc:creator>
              <dc:date>2024-04-07T12:53:01</dc:date>
            </office:change-info>
          </text:insertion>
        </text:changed-region>
        <text:changed-region xml:id="ct94412883664160" text:id="ct94412883664160">
          <text:insertion>
            <office:change-info>
              <dc:creator>Unknown Author</dc:creator>
              <dc:date>2024-04-07T12:55:19</dc:date>
            </office:change-info>
          </text:insertion>
        </text:changed-region>
        <text:changed-region xml:id="ct94412883670272" text:id="ct94412883670272">
          <text:insertion>
            <office:change-info>
              <dc:creator>Unknown Author</dc:creator>
              <dc:date>2024-04-07T14:24:39</dc:date>
            </office:change-info>
          </text:insertion>
        </text:changed-region>
        <text:changed-region xml:id="ct94412883672976" text:id="ct94412883672976">
          <text:insertion>
            <office:change-info>
              <dc:creator>Unknown Author</dc:creator>
              <dc:date>2024-04-07T14:2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Google oauth2:<text:line-break/><text:line-break/>Client ID: <text:bookmark-start text:name="__DdeLink__4618_1837706340"/><text:bookmark-start text:name="__DdeLink__4624_1837706340"/>723108545786-2j07fds3903ju9nuf1vnra8u5fr1i7sj.apps.googleusercontent.com<text:bookmark-end text:name="__DdeLink__4618_1837706340"/><text:bookmark-end text:name="__DdeLink__4624_1837706340"/></text:p>
      <text:p text:style-name="P32">Secret: <text:bookmark-start text:name="__DdeLink__4622_1837706340"/>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<text:bookmark-end text:name="__DdeLink__4622_1837706340"/></text:p>
      <text:p text:style-name="P32"/>
      <text:p text:style-name="P32">----------------------------------</text:p>
      <text:p text:style-name="P33">KAFKA</text:p>
      <text:p text:style-name="P33"/>
      <text:p text:style-name="P33">/opt/kafka/bin/kafka-topics.sh --describe --topic quickstart-events --bootstrap-server localhost:9092</text:p>
      <text:p text:style-name="P33"/>
      <text:p text:style-name="P44"><text:span text:style-name="Source_20_Text"><text:span text:style-name="T125">kafka-console-producer --topic </text:span></text:span><text:span text:style-name="Source_20_Text"><text:span text:style-name="T130">items-topic </text:span></text:span><text:span text:style-name="Source_20_Text"><text:span text:style-name="T125">--bootstrap-server localhost:9092</text:span></text:span></text:p>
      <text:p text:style-name="P33"/>
      <text:p text:style-name="P33"/>
      <text:p text:style-name="P45"><text:span text:style-name="Source_20_Text"><text:span text:style-name="T125">afka-console-consumer --topic quickstart-events --from-beginning --bootstrap-server localhost:9092</text:span></text:span></text:p>
      <text:p text:style-name="P33"/>
      <text:p text:style-name="P73"/>
      <text:p text:style-name="P76"><text:span text:style-name="Source_20_Text"><text:span text:style-name="T93">docker run -d --name kafka-ui \</text:span></text:span></text:p>
      <text:p text:style-name="P76"><text:span text:style-name="Source_20_Text"><text:span text:style-name="T93"><text:s text:c="2"/>--network kafka-network \</text:span></text:span></text:p>
      <text:p text:style-name="P76"><text:span text:style-name="Source_20_Text"><text:span text:style-name="T93"><text:s text:c="2"/>-p 9999:8080 \</text:span></text:span></text:p>
      <text:p text:style-name="P76"><text:span text:style-name="Source_20_Text"><text:span text:style-name="T93"><text:s text:c="2"/>-e DYNAMIC_CONFIG_ENABLED=true \</text:span></text:span></text:p>
      <text:p text:style-name="P76"><text:span text:style-name="Source_20_Text"><text:span text:style-name="T93"><text:s text:c="2"/>-e KAFKA_CLUSTERS_0_NAME=local \</text:span></text:span></text:p>
      <text:p text:style-name="P76"><text:span text:style-name="Source_20_Text"><text:span text:style-name="T93"><text:s text:c="2"/>-e KAFKA_CLUSTERS_0_BOOTSTRAPSERVERS=broker:29092 \</text:span></text:span></text:p>
      <text:p text:style-name="P76"><text:span text:style-name="Source_20_Text"><text:span text:style-name="T93"><text:s text:c="2"/>ghcr.io/kafbat/kafka-ui</text:span></text:span></text:p>
      <text:p text:style-name="P76"><text:span text:style-name="Source_20_Text"><text:span text:style-name="T93"/></text:span></text:p>
      <text:p text:style-name="P76"><text:line-break/>docker run -d --name broker \</text:p>
      <text:p text:style-name="P76"><text:s text:c="2"/>--hostname broker \</text:p>
      <text:p text:style-name="P76"><text:s text:c="2"/>--network kafka-network \</text:p>
      <text:p text:style-name="P76"><text:s text:c="2"/>-p 8082:8082 \</text:p>
      <text:p text:style-name="P76"><text:s text:c="2"/>-p 9092:9092 \</text:p>
      <text:p text:style-name="P76"><text:s text:c="2"/>-p 9101:9101 \</text:p>
      <text:p text:style-name="P76"><text:s text:c="2"/>-e KAFKA_ADVERTISED_LISTENERS='PLAINTEXT://broker:29092,PLAINTEXT_HOST://localhost:9092' \</text:p>
      <text:p text:style-name="P76"><text:s text:c="2"/>-e KAFKA_CONTROLLER_QUORUM_VOTERS='1@broker:29093' \</text:p>
      <text:p text:style-name="P76"><text:soft-page-break/><text:s text:c="2"/>-e KAFKA_LISTENERS='PLAINTEXT://broker:29092,CONTROLLER://broker:29093,PLAINTEXT_HOST://0.0.0.0:9092' \</text:p>
      <text:p text:style-name="P76"><text:s text:c="2"/>confluentinc/confluent-local:7.4.1</text:p>
      <text:p text:style-name="Text_20_body"/>
      <text:p text:style-name="P32">-------------</text:p>
      <text:p text:style-name="P29"/>
      <text:p text:style-name="P29"/>
      <text:p text:style-name="P72"><text:span text:style-name="T33">docker container start inventory-postgres pgadmin <text:s/></text:span><text:span text:style-name="Source_20_Text"><text:span text:style-name="T38">mongo-</text:span></text:span><text:span text:style-name="Source_20_Text"><text:span text:style-name="T41">profile <text:s/></text:span></text:span><text:span text:style-name="Source_20_Text"><text:span text:style-name="T38">mongo-</text:span></text:span><text:span text:style-name="Source_20_Text"><text:span text:style-name="T41">p</text:span></text:span><text:span text:style-name="Source_20_Text"><text:span text:style-name="T43">urchase </text:span></text:span><text:span text:style-name="Source_20_Text"><text:span text:style-name="T44">prometheus </text:span></text:span><text:span text:style-name="Source_20_Text"><text:span text:style-name="T42">zipkin </text:span></text:span><text:span text:style-name="Source_20_Text"><text:span text:style-name="T45">redis-</text:span></text:span><text:span text:style-name="Source_20_Text"><text:span text:style-name="T46">stack </text:span></text:span><text:span text:style-name="Source_20_Text"><text:span text:style-name="T47">auth-postgres <text:s/></text:span></text:span><text:span text:style-name="Source_20_Text"><text:span text:style-name="T73">broker kafka-ui</text:span></text:span></text:p>
      <text:p text:style-name="P72"><text:span text:style-name="Source_20_Text"><text:span text:style-name="T72"/></text:span></text:p>
      <text:p text:style-name="P29"><text:span text:style-name="Source_20_Text"><text:span text:style-name="T115"/></text:span></text:p>
      <text:p text:style-name="P29"><text:span text:style-name="Source_20_Text"><text:span text:style-name="T115"/></text:span></text:p>
      <text:p text:style-name="P62"><text:span text:style-name="Source_20_Text"><text:span text:style-name="T59"><text:s/>docker network create -d bridge </text:span></text:span><text:span text:style-name="Source_20_Text"><text:span text:style-name="T60">kafka-network</text:span></text:span></text:p>
      <text:p text:style-name="Text_20_body"><text:line-break/></text:p>
      <text:p text:style-name="P28"/>
      <text:p text:style-name="P28"/>
      <text:p text:style-name="P63"><text:span text:style-name="Source_20_Text"><text:span text:style-name="T106">docker</text:span></text:span><text:span text:style-name="Source_20_Text"><text:span text:style-name="T74"> run -</text:span></text:span><text:span text:style-name="Source_20_Text"><text:span text:style-name="T75">d --</text:span></text:span><text:span text:style-name="Source_20_Text"><text:span text:style-name="T76">network kafka-network </text:span></text:span><text:span text:style-name="Source_20_Text"><text:span text:style-name="T74">-p </text:span></text:span><text:span text:style-name="Source_20_Text"><text:span text:style-name="T107">9092</text:span></text:span><text:span text:style-name="Source_20_Text"><text:span text:style-name="T74">:9092 --</text:span></text:span><text:span text:style-name="Source_20_Text"><text:span text:style-name="T77">name </text:span></text:span><text:span text:style-name="Source_20_Text"><text:span text:style-name="T79">kafka</text:span></text:span><text:span text:style-name="Source_20_Text"><text:span text:style-name="T77"> -</text:span></text:span><text:span text:style-name="Source_20_Text"><text:span text:style-name="T78">e </text:span></text:span><text:span text:style-name="Source_20_Text"><text:span text:style-name="T84">KAFKA_ADVERTISED_LISTENERS</text:span></text:span><text:span text:style-name="Source_20_Text"><text:span text:style-name="T81">=PLAINTEXT://</text:span></text:span><text:span text:style-name="Source_20_Text"><text:span text:style-name="T83">kafka</text:span></text:span><text:span text:style-name="Source_20_Text"><text:span text:style-name="T81">:9092</text:span></text:span><text:span text:style-name="Source_20_Text"><text:span text:style-name="T77"> </text:span></text:span><text:span text:style-name="Source_20_Text"><text:span text:style-name="T74">apache/kafka:3.9.0</text:span></text:span></text:p>
      <text:p text:style-name="P75"><text:line-break/></text:p>
      <text:p text:style-name="P63"><text:span text:style-name="Source_20_Text"><text:span text:style-name="T106">docker</text:span></text:span><text:span text:style-name="Source_20_Text"><text:span text:style-name="T74"> run -</text:span></text:span><text:span text:style-name="Source_20_Text"><text:span text:style-name="T75">d --</text:span></text:span><text:span text:style-name="Source_20_Text"><text:span text:style-name="T76">network kafka-network </text:span></text:span><text:span text:style-name="Source_20_Text"><text:span text:style-name="T74">-p </text:span></text:span><text:span text:style-name="Source_20_Text"><text:span text:style-name="T107">9092</text:span></text:span><text:span text:style-name="Source_20_Text"><text:span text:style-name="T74">:9092 --</text:span></text:span><text:span text:style-name="Source_20_Text"><text:span text:style-name="T77">name </text:span></text:span><text:span text:style-name="Source_20_Text"><text:span text:style-name="T79">kafka</text:span></text:span><text:span text:style-name="Source_20_Text"><text:span text:style-name="T77"> </text:span></text:span><text:span text:style-name="Source_20_Text"><text:span text:style-name="T74">apache/kafka:3.9.0</text:span></text:span></text:p>
      <text:p text:style-name="Text_20_body"/>
      <text:p text:style-name="P28"><text:span text:style-name="T135">-javaagent:/home/dpm/CodingProjects/OnlineShop/Telemetry/opentelemetry-javaagent.jar</text:span><text:line-break/><text:span text:style-name="T135">-Dotel.javaagent.configuration-file=/home/dpm/CodingProjects/OnlineShop/Telemetry/opentelemetry-agent-configs.properties</text:span><text:line-break/></text:p>
      <text:p text:style-name="P28"/>
      <text:p text:style-name="P28">docker run --<text:span text:style-name="T136">rm</text:span> -d --name jaeger -p 16686:16686 -p 4317:4317 -p 4318:4318 jaegertracing/all-in-one:1.53</text:p>
      <text:p text:style-name="P28"/>
      <text:p text:style-name="P47"><text:span text:style-name="Source_20_Text"><text:span text:style-name="T90">docker run --</text:span></text:span><text:span text:style-name="Source_20_Text"><text:span text:style-name="T91">name prometheus</text:span></text:span><text:span text:style-name="Source_20_Text"><text:span text:style-name="T92"> </text:span></text:span><text:span text:style-name="Source_20_Text"><text:span text:style-name="T89">-p 9090:9090 </text:span></text:span><text:span text:style-name="Source_20_Text"><text:span text:style-name="T62">--add-host=host.docker.internal:host-gateway </text:span></text:span><text:span text:style-name="Source_20_Text"><text:span text:style-name="T89">-v /home/dpm/CodingProjects/OnlineShop/Telemetry/prometheus.yml:/etc/prometheus/prometheus.yml</text:span></text:span><text:span text:style-name="Source_20_Text"><text:span text:style-name="T92"> </text:span></text:span><text:span text:style-name="Source_20_Text"><text:span text:style-name="T89">prom/prometheus</text:span></text:span></text:p>
      <text:p text:style-name="P28"/>
      <text:p text:style-name="P28">docker run --name zipkin -d -p 9411:9411 openzipkin/zipkin</text:p>
      <text:p text:style-name="P28"/>
      <text:p text:style-name="P43"><text:span text:style-name="Source_20_Text"><text:span text:style-name="T137">$ docker run -d --name redis-stack -p 6379:6379 -p 8001:8001 redis/redis-stack:latest</text:span></text:span></text:p>
      <text:p text:style-name="P61"/>
      <text:p text:style-name="P28"/>
      <text:p text:style-name="P28"><text:soft-page-break/></text:p>
      <text:p text:style-name="P28"><text:span text:style-name="T131">Jenkins admin </text:span><text:span text:style-name="T132">initial </text:span><text:span text:style-name="T131">pass: 4fb4621e25914bda89820a45fceb5814<text:line-break/><text:line-break/></text:span><text:span text:style-name="T132">Admin user: admin</text:span></text:p>
      <text:p text:style-name="P31">Admin pass: admin</text:p>
      <text:p text:style-name="P27"/>
      <text:p text:style-name="P27"><text:span text:style-name="T134">Jenskins </text:span><text:span text:style-name="T133">port: 9000</text:span><text:span text:style-name="T131"><text:line-break/></text:span><text:line-break/>kubectl apply <text:s/>-f secrets.yml</text:p>
      <text:p text:style-name="P26">kubectl apply -f configmap.yml</text:p>
      <text:p text:style-name="P26"/>
      <text:p text:style-name="P26">kubectl apply -<text:span text:style-name="T122">f postgres-storage.yaml</text:span></text:p>
      <text:p text:style-name="P30">kubectl apply -f postgres-inventory.yaml</text:p>
      <text:p text:style-name="P30">kubectl apply -f inventory-<text:span text:style-name="T123">app</text:span>.yaml</text:p>
      <text:p text:style-name="P8"/>
      <text:p text:style-name="P8"/>
      <text:p text:style-name="P42"><text:span text:style-name="Source_20_Text"><text:span text:style-name="T124">microk8s enable hostpath-storage</text:span></text:span></text:p>
      <text:p text:style-name="Text_20_body"><text:line-break/><text:span text:style-name="Source_20_Text"><text:span text:style-name="T67">microk8s enable registry</text:span></text:span></text:p>
      <text:p text:style-name="P60"><text:span text:style-name="Source_20_Text"><text:span text:style-name="T68">microk8s enable </text:span></text:span><text:span text:style-name="Source_20_Text"><text:span text:style-name="Strong_20_Emphasis"><text:span text:style-name="T69">metrics-server</text:span></text:span></text:span></text:p>
      <text:p text:style-name="Text_20_body"><text:line-break/></text:p>
      <text:p text:style-name="P8"/>
      <text:p text:style-name="P8">docker push localhost:32000/<text:span text:style-name="T121">dpm6/</text:span>inventory:1.0.0-SNAPSHOT</text:p>
      <text:p text:style-name="P8"/>
      <text:p text:style-name="P20"/>
      <text:p text:style-name="P5"><text:span text:style-name="T2">docker run -d --name </text:span><text:span text:style-name="T32">auth-postgres </text:span><text:span text:style-name="T2">--</text:span><text:span text:style-name="T3">network </text:span><text:span text:style-name="T30">inventory-</text:span><text:span text:style-name="T2">network -e POSTGRES_PASSWORD=password -p 543</text:span><text:span text:style-name="T32">3</text:span><text:span text:style-name="T2">:5432 postgres:15.4</text:span></text:p>
      <text:p text:style-name="P21">--------------------</text:p>
      <text:p text:style-name="P50"/>
      <text:p text:style-name="P50">docker network create <text:span text:style-name="T120">inventory-</text:span>network</text:p>
      <text:p text:style-name="P50"/>
      <text:p text:style-name="P51"><text:span text:style-name="T2">docker run --name pgadmin -p 5050:80 -e 'PGADMIN_CONFIG_SERVER_MODE=False' -e 'PGADMIN_DEFAULT_EMAIL=admin@admin.com' -e 'PGADMIN_DEFAULT_PASSWORD=password' -d --</text:span><text:span text:style-name="T3">network </text:span><text:span text:style-name="T30">inventory-</text:span><text:span text:style-name="T2">network dpage/pgadmin4:7.6</text:span></text:p>
      <text:p text:style-name="P6"/>
      <text:p text:style-name="P4"><text:span text:style-name="T1">docker run -d --name </text:span><text:span text:style-name="T31">inventory-</text:span><text:span text:style-name="T1">postgres -e POSTGRES_PASSWORD=password -p 5432:5432 </text:span><text:span text:style-name="T2">--</text:span><text:span text:style-name="T3">network </text:span><text:span text:style-name="T30">inventory-</text:span><text:span text:style-name="T2">network </text:span><text:span text:style-name="T1">postgres:15.4</text:span></text:p>
      <text:p text:style-name="P23"/>
      <text:p text:style-name="P23">--------------------------------</text:p>
      <text:p text:style-name="P23"/>
      <text:p text:style-name="P7"/>
      <text:p text:style-name="P14">docker network create mongo-<text:span text:style-name="T113">profile-</text:span><text:span text:style-name="T116">network</text:span></text:p>
      <text:p text:style-name="P18"/>
      <text:p text:style-name="P14"><text:soft-page-break/></text:p>
      <text:p text:style-name="P52"><text:bookmark-start text:name="__DdeLink__864_41285218"/><text:span text:style-name="Source_20_Text"><text:span text:style-name="T38">docker run -d --network </text:span></text:span><text:span text:style-name="Source_20_Text"><text:span text:style-name="T19">mongo-</text:span></text:span><text:span text:style-name="Source_20_Text"><text:span text:style-name="T17">profile-network</text:span></text:span><text:span text:style-name="Source_20_Text"><text:span text:style-name="T20"> </text:span></text:span><text:span text:style-name="Source_20_Text"><text:span text:style-name="T48">-</text:span></text:span><text:span text:style-name="Source_20_Text"><text:span text:style-name="T49">v /home/dpm/CodingProjects/OnlineShop/accounts/create_user.js:/</text:span></text:span><text:span text:style-name="Source_20_Text"><text:span text:style-name="T63">docker-entrypoint-initdb.d/c</text:span></text:span><text:span text:style-name="Source_20_Text"><text:span text:style-name="T49">reate_user.js <text:s/></text:span></text:span><text:span text:style-name="Source_20_Text"><text:span text:style-name="T15">-p </text:span></text:span><text:span text:style-name="Source_20_Text"><text:span text:style-name="T16">2701</text:span></text:span><text:span text:style-name="Source_20_Text"><text:span text:style-name="T18">8</text:span></text:span><text:span text:style-name="Source_20_Text"><text:span text:style-name="T16">:27017</text:span></text:span><text:span text:style-name="Source_20_Text"><text:span text:style-name="T15"> <text:s/></text:span></text:span><text:span text:style-name="Source_20_Text"><text:span text:style-name="T38">--name mongo-</text:span></text:span><text:span text:style-name="Source_20_Text"><text:span text:style-name="T41">profile</text:span></text:span><text:span text:style-name="Source_20_Text"><text:span text:style-name="T38"> -</text:span></text:span><text:span text:style-name="Source_20_Text"><text:span text:style-name="T39">e </text:span></text:span><text:span text:style-name="Source_20_Text"><text:span text:style-name="T61">MONGO_INITDB_DATABASE</text:span></text:span><text:span text:style-name="Source_20_Text"><text:span text:style-name="T39">=profile_db</text:span></text:span><text:span text:style-name="Source_20_Text"><text:span text:style-name="T38"> </text:span></text:span><text:span text:style-name="Source_20_Text"><text:span text:style-name="T40">mongo:7.0.7-jammy</text:span></text:span><text:bookmark-end text:name="__DdeLink__864_41285218"/></text:p>
      <text:p text:style-name="P13"/>
      <text:p text:style-name="P13"/>
      <text:p text:style-name="P7"/>
      <text:p text:style-name="P7">----------------------</text:p>
      <text:p text:style-name="P7"/>
      <text:p text:style-name="P15"/>
      <text:p text:style-name="P19">docker network create mongo-purchase-<text:span text:style-name="T113">network</text:span></text:p>
      <text:p text:style-name="P19"/>
      <text:p text:style-name="Standard">docker run -d --network mongo-purchase-network -v /home/dpm/CodingProjects/OnlineShop/Purchase/create_user.js:/docker-entrypoint-initdb.d/create_user.js <text:s/>-p 2701<text:span text:style-name="T117">9</text:span>:27017 <text:s/>--name mongo-purchase -e MONGO_INITDB_DATABASE=purchase_db mongo:7.0.7-jammy</text:p>
      <text:p text:style-name="P41"><text:span text:style-name="Source_20_Text"><text:span text:style-name="T114"/></text:span></text:p>
      <text:p text:style-name="P19">-----------------------------</text:p>
      <text:p text:style-name="P7"/>
      <text:p text:style-name="P37"><text:span text:style-name="T5">docker run <text:s/>-</text:span><text:span text:style-name="T8">d </text:span><text:span text:style-name="T5">--</text:span><text:span text:style-name="T8">name inventory-service</text:span><text:span text:style-name="T6"> -</text:span><text:span text:style-name="T7">e </text:span><text:span text:style-name="T36">SPRING_DATASOURCE_URL</text:span><text:span text:style-name="T37">=</text:span><text:span text:style-name="T108">jdbc:postgresql://postgres:5432/postgres</text:span><text:span text:style-name="T37"> -</text:span><text:span text:style-name="T6">p 8081:8081 --</text:span><text:span text:style-name="T9">network postgres-network</text:span><text:span text:style-name="T8"> </text:span><text:span text:style-name="T6">dpm6/</text:span><text:span text:style-name="T5">inventory:1.0.0-SNAPSHOT</text:span></text:p>
      <text:p text:style-name="P34"/>
      <text:p text:style-name="P34"/>
      <text:p text:style-name="P34">-------------------</text:p>
      <text:p text:style-name="P34"/>
      <text:p text:style-name="P34"><text:s text:c="4"/>docker swarm join --token SWMTKN-1-0m21qeqzl9pno2hw1t9vu318crm2hjzhuo67zr3upsdivzu7og-b8ik8lwd56zo3eaw1cq1118sj 192.168.100.12:2377</text:p>
      <text:p text:style-name="P34">----------<text:span text:style-name="T118">­------</text:span></text:p>
      <text:p text:style-name="P66"><text:change text:change-id="ct94412883600752"/></text:p>
      <text:p text:style-name="P35"><text:change-start text:change-id="ct94412883516816"/></text:p>
      <text:p text:style-name="P35"/>
      <text:p text:style-name="P35"><text:change-end text:change-id="ct94412883516816"/></text:p>
      <text:p text:style-name="P36">---------------</text:p>
      <text:p text:style-name="P36"/>
      <text:p text:style-name="P36">DROP Schema</text:p>
      <text:p text:style-name="P36"/>
      <text:p text:style-name="P36"/>
      <text:p text:style-name="P36">DROP SCHEMA IF EXISTS public CASCADE;</text:p>
      <text:p text:style-name="P36"/>
      <text:p text:style-name="P36"><text:soft-page-break/>CREATE SCHEMA public;<text:change-start text:change-id="ct94412883614432"/></text:p>
      <text:p text:style-name="P36"/>
      <text:p text:style-name="P40"><text:change-end text:change-id="ct94412883614432"/><text:change text:change-id="ct94412883614672"/><text:change-start text:change-id="ct94412883620672"/>ssssssssssssssssssssssss</text:p>
      <text:p text:style-name="P7"/>
      <text:p text:style-name="P7"/>
      <text:p text:style-name="P7"/>
      <text:p text:style-name="P22"/>
      <text:p text:style-name="P22">-------------</text:p>
      <text:p text:style-name="P22">./gradlew clean build -x test</text:p>
      <text:p text:style-name="P22">docker build . -t dpm6/inventory:1.0.0-SNAPSHOT</text:p>
      <text:p text:style-name="P22"/>
      <text:p text:style-name="P2"><text:span text:style-name="T29">docker build . -t dpm6/</text:span><text:span text:style-name="T28">profiles</text:span><text:span text:style-name="T29">:1.0.0-SNAPSHOT</text:span><text:change-end text:change-id="ct94412883620672"/><text:change-start text:change-id="ct94412883622192"/></text:p>
      <text:p text:style-name="P22"/>
      <text:p text:style-name="P2"><text:span text:style-name="T29">docker build . -t dpm6/</text:span><text:span text:style-name="T28">purchases</text:span><text:span text:style-name="T29">:1.0.0-SNAPSHOT</text:span><text:change-end text:change-id="ct94412883622192"/></text:p>
      <text:p text:style-name="P22">---------<text:change-start text:change-id="ct94412883623712"/></text:p>
      <text:p text:style-name="P22"><text:change-end text:change-id="ct94412883623712"/></text:p>
      <text:p text:style-name="P9"/>
      <text:p text:style-name="P9"/>
      <text:p text:style-name="P9">docker compose up --force-recreate –renew-anon-volumes</text:p>
      <text:p text:style-name="P9">-----------------------------</text:p>
      <text:p text:style-name="P9"/>
      <text:p text:style-name="P9"/>
      <text:p text:style-name="P9">- Да се проверява за дуплициране при Post</text:p>
      <text:p text:style-name="P9"/>
      <text:p text:style-name="P9"/>
      <text:p text:style-name="P38"><text:span text:style-name="T1">- </text:span><text:span text:style-name="T4">Как се проверяват параметрите при рикуестите – </text:span><text:span text:style-name="T10">дали имат всички полета (ДТО-тата)</text:span></text:p>
      <text:p text:style-name="P2"><text:span text:style-name="T10">- </text:span><text:span text:style-name="T11">Може ли DTO-то да има име различно от Json parameter-а</text:span></text:p>
      <text:p text:style-name="P11"/>
      <text:p text:style-name="P2"><text:span text:style-name="T11">- </text:span><text:span text:style-name="T12">Как да се релоудва кодът със Спринг без постоянно да пускам и да спирам приложението</text:span></text:p>
      <text:p text:style-name="P10"/>
      <text:p text:style-name="P10"/>
      <text:p text:style-name="P9">- <text:span text:style-name="T109">Абстрактен сървис за комуникация с repositroy . Така няма да се пише за всеки клас</text:span></text:p>
      <text:p text:style-name="P9"/>
      <text:p text:style-name="P9">- <text:span text:style-name="T110">Spring data?</text:span></text:p>
      <text:p text:style-name="P9"/>
      <text:p text:style-name="P9">- <text:span text:style-name="T110">Spring data rest?</text:span></text:p>
      <text:p text:style-name="P9"/>
      <text:p text:style-name="P9">- <text:span text:style-name="T111">add pagination??</text:span></text:p>
      <text:p text:style-name="P9">- <text:a xlink:type="simple" xlink:href="https://stackoverflow.com/questions/74874198/how-to-ignore-field-column-only-when-return-response-from-spring-boot" text:style-name="Internet_20_link" text:visited-style-name="Visited_20_Internet_20_Link">https://stackoverflow.com/questions/74874198/how-to-ignore-field-column-only-when-return-response-from-spring-boot</text:a> – <text:span text:style-name="T112">JSONVIew </text:span></text:p>
      <text:p text:style-name="P9"/>
      <text:p text:style-name="P1"><text:span text:style-name="T1">- </text:span><text:span text:style-name="T13">swagger</text:span></text:p>
      <text:p text:style-name="P12">- create CREATE and POST dto (not containing id). We have to update mappers also</text:p>
      <text:p text:style-name="P1"><text:span text:style-name="T13">- </text:span><text:span text:style-name="T14">Java Virtual threads</text:span></text:p>
      <text:p text:style-name="P1"><text:span text:style-name="T14">- </text:span><text:span text:style-name="T21">Да прочета за Монго</text:span></text:p>
      <text:p text:style-name="P16"><text:soft-page-break/></text:p>
      <text:p text:style-name="P1"><text:span text:style-name="T14">- </text:span><text:span text:style-name="T22">Spring – bean scopes (for example request)</text:span></text:p>
      <text:p text:style-name="P17"/>
      <text:p text:style-name="P1"><text:span text:style-name="T22">- </text:span><text:span text:style-name="T23">Как да дебъгваме Reactive нещата в Спринг? Стактрейсовете са ужас</text:span></text:p>
      <text:p text:style-name="P1"><text:span text:style-name="T23">- </text:span><text:span text:style-name="T24">hibernate cache? First/Second level</text:span></text:p>
      <text:p text:style-name="P1"><text:span text:style-name="T24">- </text:span><text:span text:style-name="T25">Map reactive errors to structures ones (defined json by us)</text:span></text:p>
      <text:p text:style-name="P24"/>
      <text:p text:style-name="P1"><text:span text:style-name="T25">- </text:span><text:change-start text:change-id="ct94412883467904"/><text:span text:style-name="T26">ControllerAdvice – </text:span><text:change-end text:change-id="ct94412883467904"/><text:change-start text:change-id="ct94412883524976"/><text:span text:style-name="T26">samo na opredelen kontroller?</text:span></text:p>
      <text:p text:style-name="P1"><text:span text:style-name="T26">- </text:span><text:span text:style-name="T64">"additionalInformation"</text:span><text:span text:style-name="T66">: </text:span><text:span text:style-name="T65">null</text:span><text:span text:style-name="T27"> v error message e null</text:span></text:p>
      <text:p text:style-name="P25"/>
      <text:p text:style-name="P54">Check whether an object exists only i.e. get only the id</text:p>
      <text:p text:style-name="P55"/>
      <text:p text:style-name="P55">ID-тата да са Стрингове и то с префикс ( да се различават)<text:change-end text:change-id="ct94412883524976"/></text:p>
      <text:p text:style-name="P56"/>
      <text:p text:style-name="P56"/>
      <text:p text:style-name="P57"><text:s/><text:span text:style-name="T119">Stateful loadbalances – support cockies, etc</text:span></text:p>
      <text:p text:style-name="P57"/>
      <text:p text:style-name="P57"/>
      <text:p text:style-name="P58">Layer 3 vs layer 4 vs layer 7 loadbalance</text:p>
      <text:p text:style-name="P58"/>
      <text:p text:style-name="P59">Why telnet doesn’t resolve localhost??? The same for docker swarm<text:change-start text:change-id="ct94412883653488"/></text:p>
      <text:p text:style-name="P53"><text:span text:style-name="Source_20_Text"><text:span text:style-name="T51">- </text:span></text:span><text:span text:style-name="Source_20_Text"><text:span text:style-name="T52">Добавяне на Idempotent Key – ако се изпрати пак рикуеста да не се създаде нова поръчка примерно</text:span></text:span></text:p>
      <text:p text:style-name="P48"><text:span text:style-name="Source_20_Text"><text:span text:style-name="T50">– как се съхраняват timestamps в базата?</text:span></text:span><text:change-end text:change-id="ct94412883653488"/><text:change-start text:change-id="ct94412883664160"/></text:p>
      <text:p text:style-name="P48"><text:span text:style-name="Source_20_Text"><text:span text:style-name="T50"/></text:span></text:p>
      <text:p text:style-name="P46"><text:span text:style-name="Source_20_Text"><text:span text:style-name="T50">- </text:span></text:span><text:span text:style-name="Source_20_Text"><text:span text:style-name="T85">removeInventory – </text:span></text:span><text:span text:style-name="Source_20_Text"><text:span text:style-name="T86">kak v </text:span></text:span><text:span text:style-name="Source_20_Text"><text:span text:style-name="T88">inventoryRepository</text:span></text:span></text:p>
      <text:p text:style-name="P3"><text:span text:style-name="Source_20_Text"><text:span text:style-name="T86"><text:s/>da tursq repositorita samo koito imat itemId??? </text:span></text:span><text:span text:style-name="Source_20_Text"><text:span text:style-name="T87">s JPA?</text:span></text:span></text:p>
      <text:p text:style-name="P39"><text:change-end text:change-id="ct94412883664160"/><text:change-start text:change-id="ct94412883670272"/><text:span text:style-name="Source_20_Text"><text:span text:style-name="T50"/></text:span></text:p>
      <text:p text:style-name="P39"><text:span text:style-name="Source_20_Text"><text:span text:style-name="T50"/></text:span></text:p>
      <text:p text:style-name="P3"><text:span text:style-name="Source_20_Text"><text:span text:style-name="T50">- </text:span></text:span><text:span text:style-name="Source_20_Text"><text:span text:style-name="T85">createPurchase</text:span></text:span><text:span text:style-name="Source_20_Text"><text:span text:style-name="T53"> </text:span></text:span><text:span text:style-name="Source_20_Text"><text:span text:style-name="T54">v purchase service mi vrushta typ response ako go </text:span></text:span><text:span text:style-name="Source_20_Text"><text:span text:style-name="T55">ima problem – da go opra</text:span></text:span><text:change-end text:change-id="ct94412883670272"/><text:change-start text:change-id="ct94412883672976"/><text:span text:style-name="Source_20_Text"><text:span text:style-name="T55">vq. Stacktrac ne pomaga изобщо</text:span></text:span><text:change-end text:change-id="ct94412883672976"/><text:span text:style-name="Source_20_Text"><text:span text:style-name="T55"><text:line-break/><text:line-break/><text:line-break/>- </text:span></text:span><text:span text:style-name="Source_20_Text"><text:span text:style-name="T56">Да разгледам </text:span></text:span><text:a xlink:type="simple" xlink:href="https://multipass.run/" text:style-name="Internet_20_link" text:visited-style-name="Visited_20_Internet_20_Link"><text:span text:style-name="Source_20_Text">https://multipass.run/</text:span></text:a><text:span text:style-name="Source_20_Text"><text:span text:style-name="T56"> (за създаване на виртуални машини). Навремето се е използвало Docker machines</text:span></text:span></text:p>
      <text:p text:style-name="P3"><text:span text:style-name="Source_20_Text"><text:span text:style-name="T56"/></text:span></text:p>
      <text:p text:style-name="P3"><text:span text:style-name="Source_20_Text"><text:span text:style-name="T56">- </text:span></text:span><text:span text:style-name="Source_20_Text"><text:span text:style-name="T57">Kubernetes UI</text:span></text:span></text:p>
      <text:p text:style-name="P3"><text:span text:style-name="Source_20_Text"><text:span text:style-name="T57"/></text:span></text:p>
      <text:p text:style-name="P3"><text:span text:style-name="Source_20_Text"><text:span text:style-name="T57">- Helm</text:span></text:span></text:p>
      <text:p text:style-name="P3"><text:span text:style-name="Source_20_Text"><text:span text:style-name="T57"/></text:span></text:p>
      <text:p text:style-name="P3"><text:span text:style-name="Source_20_Text"><text:span text:style-name="T57">- Kubernetes namespaces and contexts</text:span></text:span></text:p>
      <text:p text:style-name="P3"><text:span text:style-name="Source_20_Text"><text:span text:style-name="T57"/></text:span></text:p>
      <text:p text:style-name="P3"><text:span text:style-name="Source_20_Text"><text:span text:style-name="T57">- </text:span></text:span><text:span text:style-name="Source_20_Text"><text:span text:style-name="T58">Service mesh</text:span></text:span></text:p>
      <text:p text:style-name="P3"><text:span text:style-name="Source_20_Text"><text:span text:style-name="T58"/></text:span></text:p>
      <text:p text:style-name="P3"><text:span text:style-name="Source_20_Text"><text:span text:style-name="T58"/></text:span></text:p>
      <text:p text:style-name="P3"><text:a xlink:type="simple" xlink:href="https://docs.jboss.org/hibernate/orm/6.5/userguide/html_single/Hibernate_User_Guide.html#locking" text:style-name="Internet_20_link" text:visited-style-name="Visited_20_Internet_20_Link"><text:span text:style-name="Source_20_Text"><text:span text:style-name="T58">https://docs.jboss.org/hibernate/orm/6.5/userguide/html_single/Hibernate_User_Guide.html#locking</text:span></text:span></text:a></text:p>
      <text:p text:style-name="P3"><text:span text:style-name="Source_20_Text"><text:span text:style-name="T58"/></text:span></text:p>
      <text:p text:style-name="P3"><text:span text:style-name="Source_20_Text"><text:span text:style-name="T58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IBM Plex Mono" svg:font-family="'IBM Plex Mono', monospace"/>
    <style:font-face style:name="JetBrains Mono" svg:font-family="'JetBrains Mono'"/>
    <style:font-face style:name="Lohit Devanagari1" svg:font-family="'Lohit Devanagari'"/>
    <style:font-face style:name="Menlo" svg:font-family="Menlo, Monaco, Consolas, 'Courier New', monospace"/>
    <style:font-face style:name="Roboto Mono" svg:font-family="'Roboto Mono'"/>
    <style:font-face style:name="Roboto Mono1" svg:font-family="'Roboto Mono', consolas, monaco, monospace"/>
    <style:font-face style:name="Ubuntu Mono variable" svg:font-family="'Ubuntu Mono variable', 'Ubuntu Mono', Consolas, Monaco, Courier, monospace"/>
    <style:font-face style:name="Ubuntu variable" svg:font-family="'Ubuntu variable', Ubuntu, apple-system, 'Segoe UI', Roboto, Oxygen, Cantarell, 'Fira Sans', 'Droid Sans', 'Helvetica Neue', sans-serif"/>
    <style:font-face style:name="apple-system" svg:font-family="apple-system, BlinkMacSystemFont, 'Segoe UI Adjusted', 'Segoe UI', 'Liberation Sans', sans-serif"/>
    <style:font-face style:name="inherit" svg:font-family="inherit"/>
    <style:font-face style:name="source-code-pro" svg:font-family="source-code-pro, Menlo, Monaco, 'Courier New', Courier, monospace"/>
    <style:font-face style:name="ui-monospace" svg:font-family="ui-monospace, 'Cascadia Mono', 'Segoe UI Mono', 'Liberation Mono', Menlo, Monaco, Consolas, monospace"/>
    <style:font-face style:name="ui-monospace1" svg:font-family="ui-monospace, SFMono-Regular, 'SF Mono', Menlo, Consolas, 'Liberation Mono', monospace"/>
    <style:font-face style:name="var ff-mono" svg:font-family="'var ff-mono'"/>
    <style:font-face style:name="var fontStack-monospace" svg:font-family="'var fontStack-monospace', 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7T17:16:21.243488591</meta:creation-date>
    <meta:generator>LibreOffice/6.4.7.2$Linux_X86_64 LibreOffice_project/40$Build-2</meta:generator>
    <dc:date>2024-11-15T14:28:35.735183811</dc:date>
    <meta:editing-duration>P59DT2H23M14S</meta:editing-duration>
    <meta:editing-cycles>123</meta:editing-cycles>
    <meta:document-statistic meta:table-count="0" meta:image-count="0" meta:object-count="0" meta:page-count="7" meta:paragraph-count="111" meta:word-count="678" meta:character-count="6368" meta:non-whitespace-character-count="5770"/>
  </office:meta>
</office:document-meta>
</file>